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5-07-22 15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68632" calcext:value-type="float">
            <text:p>24.86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5-07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89384" calcext:value-type="float">
            <text:p>24.78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5-07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7836" calcext:value-type="float">
            <text:p>24.97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5-07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7168" calcext:value-type="float">
            <text:p>24.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5-07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36984" calcext:value-type="float">
            <text:p>24.63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5-07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65" calcext:value-type="float">
            <text:p>24.7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5-07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72976" calcext:value-type="float">
            <text:p>24.57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5-07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36984" calcext:value-type="float">
            <text:p>24.63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5-07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69928" calcext:value-type="float">
            <text:p>24.56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5-07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57736" calcext:value-type="float">
            <text:p>24.55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5-07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83544" calcext:value-type="float">
            <text:p>23.78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5-07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32896" calcext:value-type="float">
            <text:p>23.93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5-07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8588" calcext:value-type="float">
            <text:p>24.18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5-07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4016" calcext:value-type="float">
            <text:p>24.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5-07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07216" calcext:value-type="float">
            <text:p>24.20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5-07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13896" calcext:value-type="float">
            <text:p>24.31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5-07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15064" calcext:value-type="float">
            <text:p>24.51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5-07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34648" calcext:value-type="float">
            <text:p>24.23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5-07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67592" calcext:value-type="float">
            <text:p>24.16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5-07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078" calcext:value-type="float">
            <text:p>24.30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5-07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15776" calcext:value-type="float">
            <text:p>24.11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5-07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43792" calcext:value-type="float">
            <text:p>24.24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5-06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9408" calcext:value-type="float">
            <text:p>24.21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5-06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77776" calcext:value-type="float">
            <text:p>24.87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5-06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74728" calcext:value-type="float">
            <text:p>24.87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5-06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3076" calcext:value-type="float">
            <text:p>25.13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5-06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55728" calcext:value-type="float">
            <text:p>25.25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5-06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96648" calcext:value-type="float">
            <text:p>24.99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5-06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6688" calcext:value-type="float">
            <text:p>24.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5-06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59616" calcext:value-type="float">
            <text:p>24.35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5-06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84584" calcext:value-type="float">
            <text:p>24.48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5-06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17528" calcext:value-type="float">
            <text:p>24.41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5-06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32768" calcext:value-type="float">
            <text:p>24.43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5-06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51056" calcext:value-type="float">
            <text:p>24.45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5-06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03" calcext:value-type="float">
            <text:p>24.0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5-06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08512" calcext:value-type="float">
            <text:p>23.90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5-06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0968" calcext:value-type="float">
            <text:p>24.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5-06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93728" calcext:value-type="float">
            <text:p>24.49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5-06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35104" calcext:value-type="float">
            <text:p>24.83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5-06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87632" calcext:value-type="float">
            <text:p>24.48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5-06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7732" calcext:value-type="float">
            <text:p>24.27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5-06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93856" calcext:value-type="float">
            <text:p>23.99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5-06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86592" calcext:value-type="float">
            <text:p>23.78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5-06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506" calcext:value-type="float">
            <text:p>23.85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5-06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0112" calcext:value-type="float">
            <text:p>24.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5-06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15776" calcext:value-type="float">
            <text:p>24.11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5-06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21872" calcext:value-type="float">
            <text:p>24.12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5-06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98072" calcext:value-type="float">
            <text:p>24.19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5-06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41456" calcext:value-type="float">
            <text:p>23.84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5-06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14024" calcext:value-type="float">
            <text:p>23.81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5-06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39704" calcext:value-type="float">
            <text:p>23.53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5-06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6772" calcext:value-type="float">
            <text:p>23.66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5-05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51896" calcext:value-type="float">
            <text:p>23.55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5-05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61624" calcext:value-type="float">
            <text:p>23.66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5-05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54816" calcext:value-type="float">
            <text:p>24.05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5-05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0264" calcext:value-type="float">
            <text:p>24.21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5-05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18112" calcext:value-type="float">
            <text:p>24.51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5-05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29136" calcext:value-type="float">
            <text:p>24.32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5-05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80368" calcext:value-type="float">
            <text:p>24.28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5-05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88344" calcext:value-type="float">
            <text:p>24.08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5-05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15776" calcext:value-type="float">
            <text:p>24.11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5-05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83416" calcext:value-type="float">
            <text:p>24.28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5-05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19992" calcext:value-type="float">
            <text:p>24.31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5-05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97944" calcext:value-type="float">
            <text:p>24.69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5-05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71096" calcext:value-type="float">
            <text:p>24.77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5-05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0028" calcext:value-type="float">
            <text:p>25.10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5-05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52224" calcext:value-type="float">
            <text:p>24.65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5-05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27256" calcext:value-type="float">
            <text:p>24.52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5-05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46128" calcext:value-type="float">
            <text:p>24.64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5-05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7544" calcext:value-type="float">
            <text:p>24.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5-05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81536" calcext:value-type="float">
            <text:p>24.48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5-05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80824" calcext:value-type="float">
            <text:p>24.88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5-05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17984" calcext:value-type="float">
            <text:p>25.01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5-05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74144" calcext:value-type="float">
            <text:p>24.77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5-05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22912" calcext:value-type="float">
            <text:p>24.82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5-05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16104" calcext:value-type="float">
            <text:p>25.21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5-05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81992" calcext:value-type="float">
            <text:p>25.08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5-05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60072" calcext:value-type="float">
            <text:p>24.96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5-05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96648" calcext:value-type="float">
            <text:p>24.99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5-05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25832" calcext:value-type="float">
            <text:p>25.32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5-05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16104" calcext:value-type="float">
            <text:p>25.21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5-05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3932" calcext:value-type="float">
            <text:p>25.03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5-05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21616" calcext:value-type="float">
            <text:p>25.12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5-04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9068" calcext:value-type="float">
            <text:p>24.49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5-04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6208" calcext:value-type="float">
            <text:p>24.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5-04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99368" calcext:value-type="float">
            <text:p>23.89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5-04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40744" calcext:value-type="float">
            <text:p>24.24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5-04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54816" calcext:value-type="float">
            <text:p>24.05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5-04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41" calcext:value-type="float">
            <text:p>23.2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5-04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33736" calcext:value-type="float">
            <text:p>23.03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5-04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94112" calcext:value-type="float">
            <text:p>22.99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5-04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28936" calcext:value-type="float">
            <text:p>22.72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5-04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3112" calcext:value-type="float">
            <text:p>22.61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5-04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8192" calcext:value-type="float">
            <text:p>22.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5-04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98456" calcext:value-type="float">
            <text:p>22.69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5-04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28936" calcext:value-type="float">
            <text:p>22.72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5-04-17 18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28808" calcext:value-type="float">
            <text:p>23.22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5-04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39248" calcext:value-type="float">
            <text:p>22.93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5-04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89896" calcext:value-type="float">
            <text:p>22.78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5-04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2764" calcext:value-type="float">
            <text:p>23.02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5-04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53776" calcext:value-type="float">
            <text:p>23.35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5-04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52024" calcext:value-type="float">
            <text:p>23.05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5-04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52024" calcext:value-type="float">
            <text:p>23.05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5-04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47096" calcext:value-type="float">
            <text:p>23.24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5-04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94696" calcext:value-type="float">
            <text:p>23.09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5-04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16032" calcext:value-type="float">
            <text:p>23.11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5-04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362" calcext:value-type="float">
            <text:p>22.93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5-04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33152" calcext:value-type="float">
            <text:p>22.93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5-04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9312" calcext:value-type="float">
            <text:p>22.68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5-04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044" calcext:value-type="float">
            <text:p>22.57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5-04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07016" calcext:value-type="float">
            <text:p>22.60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5-04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32696" calcext:value-type="float">
            <text:p>22.33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5-04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1992" calcext:value-type="float">
            <text:p>22.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5-03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07728" calcext:value-type="float">
            <text:p>22.20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5-03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46768" calcext:value-type="float">
            <text:p>22.14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5-03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87104" calcext:value-type="float">
            <text:p>21.78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5-03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77376" calcext:value-type="float">
            <text:p>21.67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5-03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74328" calcext:value-type="float">
            <text:p>21.67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5-03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12784" calcext:value-type="float">
            <text:p>21.51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5-03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936" calcext:value-type="float">
            <text:p>21.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5-03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82304" calcext:value-type="float">
            <text:p>21.48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5-03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04224" calcext:value-type="float">
            <text:p>21.60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5-03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646" calcext:value-type="float">
            <text:p>21.56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5-03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0528" calcext:value-type="float">
            <text:p>21.75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5-03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0468" calcext:value-type="float">
            <text:p>22.20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5-03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50984" calcext:value-type="float">
            <text:p>22.35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5-03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81336" calcext:value-type="float">
            <text:p>22.88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5-03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38664" calcext:value-type="float">
            <text:p>22.83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5-03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56368" calcext:value-type="float">
            <text:p>22.75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5-03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39376" calcext:value-type="float">
            <text:p>22.43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5-03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37624" calcext:value-type="float">
            <text:p>22.13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5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37496" calcext:value-type="float">
            <text:p>22.63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5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78288" calcext:value-type="float">
            <text:p>22.87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5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74528" calcext:value-type="float">
            <text:p>23.27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5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98456" calcext:value-type="float">
            <text:p>22.69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5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47224" calcext:value-type="float">
            <text:p>22.74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5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95408" calcext:value-type="float">
            <text:p>22.69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5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076" calcext:value-type="float">
            <text:p>22.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5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20376" calcext:value-type="float">
            <text:p>22.82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5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56368" calcext:value-type="float">
            <text:p>22.75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5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16032" calcext:value-type="float">
            <text:p>23.11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5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84384" calcext:value-type="float">
            <text:p>22.88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5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91648" calcext:value-type="float">
            <text:p>23.09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5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95408" calcext:value-type="float">
            <text:p>22.69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5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34448" calcext:value-type="float">
            <text:p>22.63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5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124" calcext:value-type="float">
            <text:p>23.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5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95992" calcext:value-type="float">
            <text:p>22.79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5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32568" calcext:value-type="float">
            <text:p>22.83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5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23424" calcext:value-type="float">
            <text:p>22.82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5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1208" calcext:value-type="float">
            <text:p>23.38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5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95736" calcext:value-type="float">
            <text:p>23.79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5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57992" calcext:value-type="float">
            <text:p>23.55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5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28096" calcext:value-type="float">
            <text:p>23.62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5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34" calcext:value-type="float">
            <text:p>23.39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5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3504" calcext:value-type="float">
            <text:p>23.46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5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50144" calcext:value-type="float">
            <text:p>23.25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5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31144" calcext:value-type="float">
            <text:p>23.63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5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1344" calcext:value-type="float">
            <text:p>23.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5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76992" calcext:value-type="float">
            <text:p>23.17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5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94568" calcext:value-type="float">
            <text:p>23.59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5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76864" calcext:value-type="float">
            <text:p>23.67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5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47552" calcext:value-type="float">
            <text:p>23.84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5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06176" calcext:value-type="float">
            <text:p>23.50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5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29848" calcext:value-type="float">
            <text:p>23.92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5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21416" calcext:value-type="float">
            <text:p>23.52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5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61168" calcext:value-type="float">
            <text:p>23.06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5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9152" calcext:value-type="float">
            <text:p>23.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5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3296" calcext:value-type="float">
            <text:p>23.32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5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5624" calcext:value-type="float">
            <text:p>23.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5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0008" calcext:value-type="float">
            <text:p>23.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5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86008" calcext:value-type="float">
            <text:p>23.68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5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5112" calcext:value-type="float">
            <text:p>23.37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5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5624" calcext:value-type="float">
            <text:p>23.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5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37824" calcext:value-type="float">
            <text:p>23.73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5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2064" calcext:value-type="float">
            <text:p>23.37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5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92688" calcext:value-type="float">
            <text:p>23.79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5-01-27 18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92688" calcext:value-type="float">
            <text:p>23.79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4-10-16 15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21544" calcext:value-type="float">
            <text:p>23.02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4-10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53776" calcext:value-type="float">
            <text:p>23.35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4-10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41584" calcext:value-type="float">
            <text:p>23.34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4-10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7628" calcext:value-type="float">
            <text:p>23.57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4-10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56824" calcext:value-type="float">
            <text:p>23.35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4-10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34" calcext:value-type="float">
            <text:p>23.39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4-10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53064" calcext:value-type="float">
            <text:p>23.75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4-10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3536" calcext:value-type="float">
            <text:p>23.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4-10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44504" calcext:value-type="float">
            <text:p>23.84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4-10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35944" calcext:value-type="float">
            <text:p>23.93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4-10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77904" calcext:value-type="float">
            <text:p>24.37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4-10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40032" calcext:value-type="float">
            <text:p>24.64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4-10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10848" calcext:value-type="float">
            <text:p>24.31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4-10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77904" calcext:value-type="float">
            <text:p>24.37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4-10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2492" calcext:value-type="float">
            <text:p>24.12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4-10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4204" calcext:value-type="float">
            <text:p>23.94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4-09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15776" calcext:value-type="float">
            <text:p>24.11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4-09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92432" calcext:value-type="float">
            <text:p>24.79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4-09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53976" calcext:value-type="float">
            <text:p>24.95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4-09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67464" calcext:value-type="float">
            <text:p>24.66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4-09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91264" calcext:value-type="float">
            <text:p>24.59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4-09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1824" calcext:value-type="float">
            <text:p>24.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4-09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37112" calcext:value-type="float">
            <text:p>24.13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4-09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6208" calcext:value-type="float">
            <text:p>24.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4-09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126" calcext:value-type="float">
            <text:p>24.61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4-09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364" calcext:value-type="float">
            <text:p>24.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4-09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86464" calcext:value-type="float">
            <text:p>24.28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4-09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88216" calcext:value-type="float">
            <text:p>24.58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4-09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76024" calcext:value-type="float">
            <text:p>24.57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4-09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91848" calcext:value-type="float">
            <text:p>24.69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4-09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3828" calcext:value-type="float">
            <text:p>24.33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4-09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44376" calcext:value-type="float">
            <text:p>24.34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4-09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28552" calcext:value-type="float">
            <text:p>24.22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4-09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95608" calcext:value-type="float">
            <text:p>24.29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4-09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93144" calcext:value-type="float">
            <text:p>24.39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4-09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40744" calcext:value-type="float">
            <text:p>24.24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4-09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06048" calcext:value-type="float">
            <text:p>24.00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4-09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62792" calcext:value-type="float">
            <text:p>23.86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4-09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792" calcext:value-type="float">
            <text:p>24.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4-09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22456" calcext:value-type="float">
            <text:p>24.22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4-09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63376" calcext:value-type="float">
            <text:p>23.96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4-09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6396" calcext:value-type="float">
            <text:p>24.06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4-09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56112" calcext:value-type="float">
            <text:p>23.75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4-09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68888" calcext:value-type="float">
            <text:p>23.86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4-09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60328" calcext:value-type="float">
            <text:p>23.96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4-09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61496" calcext:value-type="float">
            <text:p>24.16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4-08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84128" calcext:value-type="float">
            <text:p>23.88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4-08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60912" calcext:value-type="float">
            <text:p>24.06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4-08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85752" calcext:value-type="float">
            <text:p>24.68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4-08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078" calcext:value-type="float">
            <text:p>24.30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4-08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41328" calcext:value-type="float">
            <text:p>24.34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4-08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54232" calcext:value-type="float">
            <text:p>23.95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4-08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84128" calcext:value-type="float">
            <text:p>23.88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4-08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89056" calcext:value-type="float">
            <text:p>23.68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4-08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4204" calcext:value-type="float">
            <text:p>23.94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4-08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61496" calcext:value-type="float">
            <text:p>24.16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4-08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49304" calcext:value-type="float">
            <text:p>24.14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4-08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364" calcext:value-type="float">
            <text:p>24.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4-08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18696" calcext:value-type="float">
            <text:p>24.61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4-08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93016" calcext:value-type="float">
            <text:p>24.89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4-08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38736" calcext:value-type="float">
            <text:p>24.93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4-08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13768" calcext:value-type="float">
            <text:p>24.81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4-08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94184" calcext:value-type="float">
            <text:p>25.09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4-08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44248" calcext:value-type="float">
            <text:p>24.84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4-08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65584" calcext:value-type="float">
            <text:p>24.86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4-08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25376" calcext:value-type="float">
            <text:p>24.72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4-08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41784" calcext:value-type="float">
            <text:p>24.94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4-08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412" calcext:value-type="float">
            <text:p>24.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4-08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888" calcext:value-type="float">
            <text:p>24.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4-08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44832" calcext:value-type="float">
            <text:p>24.94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4-08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35104" calcext:value-type="float">
            <text:p>24.83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4-08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7836" calcext:value-type="float">
            <text:p>24.97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4-08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00992" calcext:value-type="float">
            <text:p>24.70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4-08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05208" calcext:value-type="float">
            <text:p>24.90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4-08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79528" calcext:value-type="float">
            <text:p>25.17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4-08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05792" calcext:value-type="float">
            <text:p>25.00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4-08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174" calcext:value-type="float">
            <text:p>24.91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4-07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21032" calcext:value-type="float">
            <text:p>25.02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4-07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64872" calcext:value-type="float">
            <text:p>25.26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4-07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99696" calcext:value-type="float">
            <text:p>24.99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4-07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77064" calcext:value-type="float">
            <text:p>25.27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4-07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69216" calcext:value-type="float">
            <text:p>24.96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4-07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14352" calcext:value-type="float">
            <text:p>24.91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4-07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3848" calcext:value-type="float">
            <text:p>25.45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4-07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41656" calcext:value-type="float">
            <text:p>25.44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4-07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8796" calcext:value-type="float">
            <text:p>25.58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4-07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746" calcext:value-type="float">
            <text:p>25.37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4-07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97688" calcext:value-type="float">
            <text:p>25.69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4-07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84328" calcext:value-type="float">
            <text:p>25.48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4-07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936" calcext:value-type="float">
            <text:p>25.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4-07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24536" calcext:value-type="float">
            <text:p>25.62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4-07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984" calcext:value-type="float">
            <text:p>25.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4-07-16 14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30048" calcext:value-type="float">
            <text:p>25.53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4-04-24 16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85024" calcext:value-type="float">
            <text:p>20.38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4-01-11 23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66024" calcext:value-type="float">
            <text:p>20.76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4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54416" calcext:value-type="float">
            <text:p>20.85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4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1596" calcext:value-type="float">
            <text:p>21.01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4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82304" calcext:value-type="float">
            <text:p>21.48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4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3704" calcext:value-type="float">
            <text:p>22.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4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0152" calcext:value-type="float">
            <text:p>21.79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4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6376" calcext:value-type="float">
            <text:p>21.29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4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61096" calcext:value-type="float">
            <text:p>20.96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4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09992" calcext:value-type="float">
            <text:p>20.50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4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42224" calcext:value-type="float">
            <text:p>20.84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4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32496" calcext:value-type="float">
            <text:p>20.73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3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83016" calcext:value-type="float">
            <text:p>21.08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3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05064" calcext:value-type="float">
            <text:p>20.70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3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16672" calcext:value-type="float">
            <text:p>20.61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3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55584" calcext:value-type="float">
            <text:p>21.05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3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5688" calcext:value-type="float">
            <text:p>20.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3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37296" calcext:value-type="float">
            <text:p>21.03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3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13496" calcext:value-type="float">
            <text:p>21.11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3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64016" calcext:value-type="float">
            <text:p>21.46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3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6648" calcext:value-type="float">
            <text:p>21.18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3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4456" calcext:value-type="float">
            <text:p>21.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3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00464" calcext:value-type="float">
            <text:p>22.00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3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5792" calcext:value-type="float">
            <text:p>21.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3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9696" calcext:value-type="float">
            <text:p>21.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3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074" calcext:value-type="float">
            <text:p>21.10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3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98128" calcext:value-type="float">
            <text:p>21.59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3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59088" calcext:value-type="float">
            <text:p>21.65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3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6272" calcext:value-type="float">
            <text:p>21.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3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31656" calcext:value-type="float">
            <text:p>21.63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3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3184" calcext:value-type="float">
            <text:p>20.90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3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0136" calcext:value-type="float">
            <text:p>20.90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3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7212" calcext:value-type="float">
            <text:p>20.77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3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3392" calcext:value-type="float">
            <text:p>21.04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3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51368" calcext:value-type="float">
            <text:p>20.85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3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1784" calcext:value-type="float">
            <text:p>20.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3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52408" calcext:value-type="float">
            <text:p>21.55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3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32824" calcext:value-type="float">
            <text:p>21.83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3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368" calcext:value-type="float">
            <text:p>21.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3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35872" calcext:value-type="float">
            <text:p>21.83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3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1324" calcext:value-type="float">
            <text:p>22.11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3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0844" calcext:value-type="float">
            <text:p>21.80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3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62136" calcext:value-type="float">
            <text:p>21.66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3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266" calcext:value-type="float">
            <text:p>22.32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3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85808" calcext:value-type="float">
            <text:p>22.08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3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70568" calcext:value-type="float">
            <text:p>22.07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3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54744" calcext:value-type="float">
            <text:p>21.95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3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0468" calcext:value-type="float">
            <text:p>22.20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3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8944" calcext:value-type="float">
            <text:p>22.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3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53448" calcext:value-type="float">
            <text:p>22.25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3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17328" calcext:value-type="float">
            <text:p>22.81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3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21088" calcext:value-type="float">
            <text:p>22.42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3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1136" calcext:value-type="float">
            <text:p>22.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3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72448" calcext:value-type="float">
            <text:p>21.87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3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948" calcext:value-type="float">
            <text:p>22.50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3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47808" calcext:value-type="float">
            <text:p>22.84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3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08768" calcext:value-type="float">
            <text:p>22.90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3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33736" calcext:value-type="float">
            <text:p>23.03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3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13696" calcext:value-type="float">
            <text:p>22.71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3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65512" calcext:value-type="float">
            <text:p>22.76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3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7232" calcext:value-type="float">
            <text:p>22.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3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57664" calcext:value-type="float">
            <text:p>22.45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3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4184" calcext:value-type="float">
            <text:p>22.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3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87104" calcext:value-type="float">
            <text:p>21.78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3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64472" calcext:value-type="float">
            <text:p>22.06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3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3412" calcext:value-type="float">
            <text:p>21.53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3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936" calcext:value-type="float">
            <text:p>21.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3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83016" calcext:value-type="float">
            <text:p>21.08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3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04936" calcext:value-type="float">
            <text:p>21.20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3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312" calcext:value-type="float">
            <text:p>21.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3-1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89112" calcext:value-type="float">
            <text:p>21.08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3-1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67648" calcext:value-type="float">
            <text:p>21.56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3-1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68232" calcext:value-type="float">
            <text:p>21.66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3-10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2848" calcext:value-type="float">
            <text:p>22.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3-10-30 16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74912" calcext:value-type="float">
            <text:p>21.77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3-08-09 16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06632" calcext:value-type="float">
            <text:p>24.10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3-08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65712" calcext:value-type="float">
            <text:p>24.36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3-08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078" calcext:value-type="float">
            <text:p>24.30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3-08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02872" calcext:value-type="float">
            <text:p>24.50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3-08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35232" calcext:value-type="float">
            <text:p>24.33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3-08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43792" calcext:value-type="float">
            <text:p>24.24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3-08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26672" calcext:value-type="float">
            <text:p>24.42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3-08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9924" calcext:value-type="float">
            <text:p>24.39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3-08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21744" calcext:value-type="float">
            <text:p>24.62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3-07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66296" calcext:value-type="float">
            <text:p>24.46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3-07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52808" calcext:value-type="float">
            <text:p>24.75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3-07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79072" calcext:value-type="float">
            <text:p>24.57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3-07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078" calcext:value-type="float">
            <text:p>24.30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3-07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23624" calcext:value-type="float">
            <text:p>24.42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3-07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43208" calcext:value-type="float">
            <text:p>24.14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3-07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59616" calcext:value-type="float">
            <text:p>24.35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3-07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21872" calcext:value-type="float">
            <text:p>24.12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3-07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35816" calcext:value-type="float">
            <text:p>24.43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3-07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74856" calcext:value-type="float">
            <text:p>24.37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3-07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61496" calcext:value-type="float">
            <text:p>24.16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3-07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5352" calcext:value-type="float">
            <text:p>24.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3-07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76736" calcext:value-type="float">
            <text:p>24.17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3-07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32184" calcext:value-type="float">
            <text:p>24.33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3-07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03584" calcext:value-type="float">
            <text:p>24.10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3-07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47424" calcext:value-type="float">
            <text:p>24.34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3-07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43792" calcext:value-type="float">
            <text:p>24.24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3-07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03" calcext:value-type="float">
            <text:p>24.0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3-07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21872" calcext:value-type="float">
            <text:p>24.12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3-07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506" calcext:value-type="float">
            <text:p>23.85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3-07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35944" calcext:value-type="float">
            <text:p>23.93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3-07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0488" calcext:value-type="float">
            <text:p>23.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3-07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0264" calcext:value-type="float">
            <text:p>24.21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3-07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06048" calcext:value-type="float">
            <text:p>24.00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3-07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10392" calcext:value-type="float">
            <text:p>23.71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3-07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26216" calcext:value-type="float">
            <text:p>23.82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3-07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12856" calcext:value-type="float">
            <text:p>23.61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3-07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4392" calcext:value-type="float">
            <text:p>23.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3-07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72648" calcext:value-type="float">
            <text:p>23.47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3-07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8296" calcext:value-type="float">
            <text:p>23.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3-07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33608" calcext:value-type="float">
            <text:p>23.53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3-06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19664" calcext:value-type="float">
            <text:p>23.21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3-06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56824" calcext:value-type="float">
            <text:p>23.35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3-06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4956" calcext:value-type="float">
            <text:p>23.14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3-06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83672" calcext:value-type="float">
            <text:p>23.28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3-06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3048" calcext:value-type="float">
            <text:p>22.86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3-06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91064" calcext:value-type="float">
            <text:p>22.99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3-06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0168" calcext:value-type="float">
            <text:p>22.68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3-06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2284" calcext:value-type="float">
            <text:p>22.72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3-06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63632" calcext:value-type="float">
            <text:p>22.96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3-06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02088" calcext:value-type="float">
            <text:p>22.80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3-06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95992" calcext:value-type="float">
            <text:p>22.79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3-06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28936" calcext:value-type="float">
            <text:p>22.72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3-06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52736" calcext:value-type="float">
            <text:p>22.65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3-06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6264" calcext:value-type="float">
            <text:p>22.68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3-06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88144" calcext:value-type="float">
            <text:p>22.48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3-06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27184" calcext:value-type="float">
            <text:p>22.42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3-06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72904" calcext:value-type="float">
            <text:p>22.47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3-06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96704" calcext:value-type="float">
            <text:p>22.39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3-06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41256" calcext:value-type="float">
            <text:p>22.24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3-06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55912" calcext:value-type="float">
            <text:p>22.15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3-06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73032" calcext:value-type="float">
            <text:p>21.97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3-06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6144" calcext:value-type="float">
            <text:p>21.72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3-06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48064" calcext:value-type="float">
            <text:p>21.84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3-06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6416" calcext:value-type="float">
            <text:p>21.61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3-06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18168" calcext:value-type="float">
            <text:p>21.91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3-06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35872" calcext:value-type="float">
            <text:p>21.83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3-06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456" calcext:value-type="float">
            <text:p>21.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3-06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49232" calcext:value-type="float">
            <text:p>22.04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3-06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4268" calcext:value-type="float">
            <text:p>21.44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3-06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3536" calcext:value-type="float">
            <text:p>21.43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3-05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77504" calcext:value-type="float">
            <text:p>21.17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3-05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18296" calcext:value-type="float">
            <text:p>21.41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3-05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9048" calcext:value-type="float">
            <text:p>21.33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3-05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1888" calcext:value-type="float">
            <text:p>21.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3-05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12784" calcext:value-type="float">
            <text:p>21.51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3-05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84768" calcext:value-type="float">
            <text:p>21.38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3-05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3888" calcext:value-type="float">
            <text:p>21.96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3-05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0632" calcext:value-type="float">
            <text:p>21.82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3-05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57208" calcext:value-type="float">
            <text:p>21.85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3-05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98128" calcext:value-type="float">
            <text:p>21.59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3-05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0048" calcext:value-type="float">
            <text:p>21.72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3-05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6312" calcext:value-type="float">
            <text:p>21.54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3-05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9424" calcext:value-type="float">
            <text:p>21.29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3-05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6104" calcext:value-type="float">
            <text:p>21.40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3-05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9216" calcext:value-type="float">
            <text:p>21.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3-05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928" calcext:value-type="float">
            <text:p>20.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3-05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38592" calcext:value-type="float">
            <text:p>20.73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3-05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74456" calcext:value-type="float">
            <text:p>21.17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3-05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2264" calcext:value-type="float">
            <text:p>21.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3-05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71536" calcext:value-type="float">
            <text:p>20.67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3-05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81848" calcext:value-type="float">
            <text:p>20.88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3-05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45272" calcext:value-type="float">
            <text:p>20.84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3-05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34832" calcext:value-type="float">
            <text:p>21.13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3-05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9488" calcext:value-type="float">
            <text:p>21.04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3-05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84768" calcext:value-type="float">
            <text:p>21.38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3-05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9508" calcext:value-type="float">
            <text:p>21.59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3-05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5228" calcext:value-type="float">
            <text:p>22.05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3-05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84056" calcext:value-type="float">
            <text:p>21.78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3-05-03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34704" calcext:value-type="float">
            <text:p>21.63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3-01-11 14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6564" calcext:value-type="float">
            <text:p>22.26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3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07728" calcext:value-type="float">
            <text:p>22.20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3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4268" calcext:value-type="float">
            <text:p>21.44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3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48776" calcext:value-type="float">
            <text:p>21.44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3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9884" calcext:value-type="float">
            <text:p>21.19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3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3768" calcext:value-type="float">
            <text:p>21.00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3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28024" calcext:value-type="float">
            <text:p>21.52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3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3744" calcext:value-type="float">
            <text:p>21.57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3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9504" calcext:value-type="float">
            <text:p>21.93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3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61424" calcext:value-type="float">
            <text:p>22.06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3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75952" calcext:value-type="float">
            <text:p>22.47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2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9236" calcext:value-type="float">
            <text:p>22.69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2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64928" calcext:value-type="float">
            <text:p>22.66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2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09936" calcext:value-type="float">
            <text:p>23.10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2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5812" calcext:value-type="float">
            <text:p>23.05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2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67848" calcext:value-type="float">
            <text:p>23.16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2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97288" calcext:value-type="float">
            <text:p>22.49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2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6264" calcext:value-type="float">
            <text:p>22.68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2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552" calcext:value-type="float">
            <text:p>22.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2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79" calcext:value-type="float">
            <text:p>22.4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2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17784" calcext:value-type="float">
            <text:p>23.41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2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73232" calcext:value-type="float">
            <text:p>23.57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2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32896" calcext:value-type="float">
            <text:p>23.93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2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46384" calcext:value-type="float">
            <text:p>23.64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2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14024" calcext:value-type="float">
            <text:p>23.81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2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0456" calcext:value-type="float">
            <text:p>23.46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2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886" calcext:value-type="float">
            <text:p>23.08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2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06888" calcext:value-type="float">
            <text:p>23.10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2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0064" calcext:value-type="float">
            <text:p>22.61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2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79" calcext:value-type="float">
            <text:p>22.4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2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51696" calcext:value-type="float">
            <text:p>21.95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2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98584" calcext:value-type="float">
            <text:p>22.19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2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69856" calcext:value-type="float">
            <text:p>22.46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2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34576" calcext:value-type="float">
            <text:p>22.13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2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3216" calcext:value-type="float">
            <text:p>22.68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2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81336" calcext:value-type="float">
            <text:p>22.88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2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67264" calcext:value-type="float">
            <text:p>23.06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2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712" calcext:value-type="float">
            <text:p>22.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2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19792" calcext:value-type="float">
            <text:p>22.71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2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40672" calcext:value-type="float">
            <text:p>22.14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2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3704" calcext:value-type="float">
            <text:p>21.25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2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28024" calcext:value-type="float">
            <text:p>21.52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2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3808" calcext:value-type="float">
            <text:p>21.32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2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75624" calcext:value-type="float">
            <text:p>21.37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2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0256" calcext:value-type="float">
            <text:p>21.86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2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33992" calcext:value-type="float">
            <text:p>22.03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2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032" calcext:value-type="float">
            <text:p>21.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2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028" calcext:value-type="float">
            <text:p>21.29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2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456" calcext:value-type="float">
            <text:p>21.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2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21216" calcext:value-type="float">
            <text:p>21.92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2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22384" calcext:value-type="float">
            <text:p>22.12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2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57792" calcext:value-type="float">
            <text:p>21.95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2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10776" calcext:value-type="float">
            <text:p>22.21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2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32112" calcext:value-type="float">
            <text:p>22.23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2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82176" calcext:value-type="float">
            <text:p>21.98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2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32112" calcext:value-type="float">
            <text:p>22.23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2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30944" calcext:value-type="float">
            <text:p>22.03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2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08896" calcext:value-type="float">
            <text:p>22.40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2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996" calcext:value-type="float">
            <text:p>22.53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2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41712" calcext:value-type="float">
            <text:p>22.84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2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4476" calcext:value-type="float">
            <text:p>22.84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2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0064" calcext:value-type="float">
            <text:p>22.61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2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53904" calcext:value-type="float">
            <text:p>22.85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2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41712" calcext:value-type="float">
            <text:p>22.84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2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24592" calcext:value-type="float">
            <text:p>23.02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2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60584" calcext:value-type="float">
            <text:p>22.96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2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52608" calcext:value-type="float">
            <text:p>23.15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2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5144" calcext:value-type="float">
            <text:p>22.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2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5332" calcext:value-type="float">
            <text:p>22.75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2-1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75824" calcext:value-type="float">
            <text:p>22.97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2-1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23424" calcext:value-type="float">
            <text:p>22.82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2-1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39248" calcext:value-type="float">
            <text:p>22.93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2-10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0572" calcext:value-type="float">
            <text:p>22.90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2-10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09352" calcext:value-type="float">
            <text:p>23.00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2-10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50272" calcext:value-type="float">
            <text:p>22.75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2-10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82048" calcext:value-type="float">
            <text:p>22.48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2-10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2764" calcext:value-type="float">
            <text:p>23.02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2-10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94112" calcext:value-type="float">
            <text:p>22.99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2-10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85552" calcext:value-type="float">
            <text:p>23.08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2-10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2284" calcext:value-type="float">
            <text:p>22.72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2-10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08768" calcext:value-type="float">
            <text:p>22.90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2-10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55656" calcext:value-type="float">
            <text:p>23.15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2-10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1908" calcext:value-type="float">
            <text:p>23.11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2-10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53192" calcext:value-type="float">
            <text:p>23.25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2-10-19 15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1024" calcext:value-type="float">
            <text:p>22.67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2-10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9716" calcext:value-type="float">
            <text:p>22.99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2-10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42296" calcext:value-type="float">
            <text:p>22.94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2-10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124" calcext:value-type="float">
            <text:p>23.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2-10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3528" calcext:value-type="float">
            <text:p>22.89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2-10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38792" calcext:value-type="float">
            <text:p>22.33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2-10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6912" calcext:value-type="float">
            <text:p>22.53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2-10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12528" calcext:value-type="float">
            <text:p>22.51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2-10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3216" calcext:value-type="float">
            <text:p>22.68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2-10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01504" calcext:value-type="float">
            <text:p>22.70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2-10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52024" calcext:value-type="float">
            <text:p>23.05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2-10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19664" calcext:value-type="float">
            <text:p>23.21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2-10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91064" calcext:value-type="float">
            <text:p>22.99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2-10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11688" calcext:value-type="float">
            <text:p>23.41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2-10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45216" calcext:value-type="float">
            <text:p>23.44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2-10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6584" calcext:value-type="float">
            <text:p>23.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2-10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02416" calcext:value-type="float">
            <text:p>23.90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2-10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49888" calcext:value-type="float">
            <text:p>24.24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2-10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15648" calcext:value-type="float">
            <text:p>24.61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2-09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6688" calcext:value-type="float">
            <text:p>24.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2-09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4976" calcext:value-type="float">
            <text:p>24.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2-09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46712" calcext:value-type="float">
            <text:p>24.74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2-09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29592" calcext:value-type="float">
            <text:p>24.92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2-09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76608" calcext:value-type="float">
            <text:p>24.67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2-09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02744" calcext:value-type="float">
            <text:p>25.00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2-09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51968" calcext:value-type="float">
            <text:p>25.65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2-09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8608" calcext:value-type="float">
            <text:p>25.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2-09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06832" calcext:value-type="float">
            <text:p>25.70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2-09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74016" calcext:value-type="float">
            <text:p>25.27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2-09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984" calcext:value-type="float">
            <text:p>25.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2-09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89256" calcext:value-type="float">
            <text:p>25.28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2-09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98856" calcext:value-type="float">
            <text:p>25.89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2-09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33552" calcext:value-type="float">
            <text:p>26.13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2-09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96392" calcext:value-type="float">
            <text:p>25.99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2-09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60272" calcext:value-type="float">
            <text:p>26.56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2-09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69416" calcext:value-type="float">
            <text:p>26.56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2-09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04112" calcext:value-type="float">
            <text:p>26.80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2-09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66952" calcext:value-type="float">
            <text:p>26.66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2-09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3576" calcext:value-type="float">
            <text:p>27.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2-09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02816" calcext:value-type="float">
            <text:p>27.10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2-09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11376" calcext:value-type="float">
            <text:p>27.01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2-09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43024" calcext:value-type="float">
            <text:p>27.24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2-09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79016" calcext:value-type="float">
            <text:p>27.17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2-09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24152" calcext:value-type="float">
            <text:p>27.12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2-09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50416" calcext:value-type="float">
            <text:p>26.95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2-09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39976" calcext:value-type="float">
            <text:p>27.23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2-09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39976" calcext:value-type="float">
            <text:p>27.23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2-09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2052" calcext:value-type="float">
            <text:p>27.02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2-09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15008" calcext:value-type="float">
            <text:p>27.11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2-08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55928" calcext:value-type="float">
            <text:p>26.85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2-08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51" calcext:value-type="float">
            <text:p>27.05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2-08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17472" calcext:value-type="float">
            <text:p>27.01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2-08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41272" calcext:value-type="float">
            <text:p>26.94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2-08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79728" calcext:value-type="float">
            <text:p>26.77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2-08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77976" calcext:value-type="float">
            <text:p>26.47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2-08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05992" calcext:value-type="float">
            <text:p>26.60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2-08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86536" calcext:value-type="float">
            <text:p>26.38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2-08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98144" calcext:value-type="float">
            <text:p>26.29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2-08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69544" calcext:value-type="float">
            <text:p>26.06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2-08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9568" calcext:value-type="float">
            <text:p>26.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2-08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03656" calcext:value-type="float">
            <text:p>26.20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2-08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01904" calcext:value-type="float">
            <text:p>25.90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2-08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11632" calcext:value-type="float">
            <text:p>26.01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2-08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51968" calcext:value-type="float">
            <text:p>25.65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2-08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3368" calcext:value-type="float">
            <text:p>25.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2-08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90424" calcext:value-type="float">
            <text:p>25.49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2-08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36144" calcext:value-type="float">
            <text:p>25.53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2-08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14808" calcext:value-type="float">
            <text:p>25.51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2-08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33808" calcext:value-type="float">
            <text:p>25.13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2-08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0028" calcext:value-type="float">
            <text:p>25.10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2-08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77776" calcext:value-type="float">
            <text:p>24.87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2-08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04624" calcext:value-type="float">
            <text:p>24.80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2-08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94312" calcext:value-type="float">
            <text:p>24.59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2-08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99112" calcext:value-type="float">
            <text:p>24.89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2-08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0404" calcext:value-type="float">
            <text:p>24.70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2-08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48008" calcext:value-type="float">
            <text:p>24.44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2-08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85168" calcext:value-type="float">
            <text:p>24.58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2-08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01704" calcext:value-type="float">
            <text:p>24.30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2-08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93144" calcext:value-type="float">
            <text:p>24.39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2-08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554" calcext:value-type="float">
            <text:p>24.15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2-07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08384" calcext:value-type="float">
            <text:p>24.40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2-07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59032" calcext:value-type="float">
            <text:p>24.25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2-07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02416" calcext:value-type="float">
            <text:p>23.90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2-07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51184" calcext:value-type="float">
            <text:p>23.95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2-07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73104" calcext:value-type="float">
            <text:p>24.07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2-07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43792" calcext:value-type="float">
            <text:p>24.24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2-07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81664" calcext:value-type="float">
            <text:p>23.98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2-07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34648" calcext:value-type="float">
            <text:p>24.23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2-07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66424" calcext:value-type="float">
            <text:p>23.96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2-07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0676" calcext:value-type="float">
            <text:p>23.60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2-07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00664" calcext:value-type="float">
            <text:p>23.60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2-07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44048" calcext:value-type="float">
            <text:p>23.24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2-07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11104" calcext:value-type="float">
            <text:p>23.31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2-07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6576" calcext:value-type="float">
            <text:p>22.89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2-07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03128" calcext:value-type="float">
            <text:p>23.50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2-07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46384" calcext:value-type="float">
            <text:p>23.64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2-07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9392" calcext:value-type="float">
            <text:p>23.32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2-07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9392" calcext:value-type="float">
            <text:p>23.32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2-07-13 17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02672" calcext:value-type="float">
            <text:p>22.90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2-07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54488" calcext:value-type="float">
            <text:p>22.95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2-07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73944" calcext:value-type="float">
            <text:p>23.17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2-07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02672" calcext:value-type="float">
            <text:p>22.90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2-07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2764" calcext:value-type="float">
            <text:p>23.02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2-07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648" calcext:value-type="float">
            <text:p>23.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2-07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0312" calcext:value-type="float">
            <text:p>23.07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2-07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24592" calcext:value-type="float">
            <text:p>23.02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2-07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88144" calcext:value-type="float">
            <text:p>22.48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2-07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50272" calcext:value-type="float">
            <text:p>22.75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2-07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3048" calcext:value-type="float">
            <text:p>22.86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2-07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70184" calcext:value-type="float">
            <text:p>23.57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2-07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83544" calcext:value-type="float">
            <text:p>23.78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2-07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65384" calcext:value-type="float">
            <text:p>23.26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2-06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25176" calcext:value-type="float">
            <text:p>23.12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2-06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92944" calcext:value-type="float">
            <text:p>22.79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2-06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5332" calcext:value-type="float">
            <text:p>22.75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2-06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07016" calcext:value-type="float">
            <text:p>22.60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2-06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6668" calcext:value-type="float">
            <text:p>22.96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2-06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97288" calcext:value-type="float">
            <text:p>22.49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2-06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40088" calcext:value-type="float">
            <text:p>22.04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2-06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98584" calcext:value-type="float">
            <text:p>22.19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2-06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63176" calcext:value-type="float">
            <text:p>22.36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2-06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63176" calcext:value-type="float">
            <text:p>22.36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2-06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68688" calcext:value-type="float">
            <text:p>22.26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2-06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72192" calcext:value-type="float">
            <text:p>22.87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2-06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4204" calcext:value-type="float">
            <text:p>23.94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2-06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60912" calcext:value-type="float">
            <text:p>24.06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2-06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39448" calcext:value-type="float">
            <text:p>24.53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2-06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65712" calcext:value-type="float">
            <text:p>24.36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2-06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87632" calcext:value-type="float">
            <text:p>24.48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2-06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2492" calcext:value-type="float">
            <text:p>24.12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2-06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4016" calcext:value-type="float">
            <text:p>24.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2-06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60328" calcext:value-type="float">
            <text:p>23.96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2-06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89056" calcext:value-type="float">
            <text:p>23.68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2-06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23752" calcext:value-type="float">
            <text:p>23.92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2-06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4392" calcext:value-type="float">
            <text:p>23.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2-06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76864" calcext:value-type="float">
            <text:p>23.67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2-06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20832" calcext:value-type="float">
            <text:p>23.42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2-06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94568" calcext:value-type="float">
            <text:p>23.59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2-06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89768" calcext:value-type="float">
            <text:p>23.28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2-06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18496" calcext:value-type="float">
            <text:p>23.01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2-06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06888" calcext:value-type="float">
            <text:p>23.10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2-06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81336" calcext:value-type="float">
            <text:p>22.88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2-05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314" calcext:value-type="float">
            <text:p>22.63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2-05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98584" calcext:value-type="float">
            <text:p>22.19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2-05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53448" calcext:value-type="float">
            <text:p>22.25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2-05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85808" calcext:value-type="float">
            <text:p>22.08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2-05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0176" calcext:value-type="float">
            <text:p>21.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2-05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01048" calcext:value-type="float">
            <text:p>22.10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2-05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64928" calcext:value-type="float">
            <text:p>22.66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2-05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9716" calcext:value-type="float">
            <text:p>22.99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2-05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63632" calcext:value-type="float">
            <text:p>22.96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2-05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0312" calcext:value-type="float">
            <text:p>23.07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2-05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64928" calcext:value-type="float">
            <text:p>22.66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2-05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82176" calcext:value-type="float">
            <text:p>21.98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2-05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85936" calcext:value-type="float">
            <text:p>21.58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2-05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98" calcext:value-type="float">
            <text:p>21.25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2-05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08" calcext:value-type="float">
            <text:p>21.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2-05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3392" calcext:value-type="float">
            <text:p>21.04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2-05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81848" calcext:value-type="float">
            <text:p>20.88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2-05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08696" calcext:value-type="float">
            <text:p>20.80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2-05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168" calcext:value-type="float">
            <text:p>20.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2-05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72832" calcext:value-type="float">
            <text:p>20.37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2-05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48576" calcext:value-type="float">
            <text:p>19.84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2-05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9008" calcext:value-type="float">
            <text:p>19.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2-05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34632" calcext:value-type="float">
            <text:p>19.53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2-05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78472" calcext:value-type="float">
            <text:p>19.77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2-05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6252" calcext:value-type="float">
            <text:p>20.16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2-05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7296" calcext:value-type="float">
            <text:p>19.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2-05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9488" calcext:value-type="float">
            <text:p>19.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2-05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05904" calcext:value-type="float">
            <text:p>19.80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2-05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30288" calcext:value-type="float">
            <text:p>19.83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2-05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02728" calcext:value-type="float">
            <text:p>20.30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2-05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53248" calcext:value-type="float">
            <text:p>20.65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2-04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25232" calcext:value-type="float">
            <text:p>20.52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2-04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27112" calcext:value-type="float">
            <text:p>20.32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2-04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96504" calcext:value-type="float">
            <text:p>20.79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2-04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6272" calcext:value-type="float">
            <text:p>21.22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2-04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3412" calcext:value-type="float">
            <text:p>21.53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2-04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82888" calcext:value-type="float">
            <text:p>21.58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2-04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7608" calcext:value-type="float">
            <text:p>21.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2-04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29064" calcext:value-type="float">
            <text:p>22.22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2-04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32112" calcext:value-type="float">
            <text:p>22.23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2-04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72904" calcext:value-type="float">
            <text:p>22.47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2-04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8088" calcext:value-type="float">
            <text:p>22.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2-04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94952" calcext:value-type="float">
            <text:p>22.09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2-04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02928" calcext:value-type="float">
            <text:p>21.90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2-04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15832" calcext:value-type="float">
            <text:p>21.51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2-04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70824" calcext:value-type="float">
            <text:p>21.07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2-04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01432" calcext:value-type="float">
            <text:p>20.60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2-04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78216" calcext:value-type="float">
            <text:p>20.77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2-04-13 16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29576" calcext:value-type="float">
            <text:p>20.22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2-04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6064" calcext:value-type="float">
            <text:p>20.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2-04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02144" calcext:value-type="float">
            <text:p>20.20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2-04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1492" calcext:value-type="float">
            <text:p>20.31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2-04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02728" calcext:value-type="float">
            <text:p>20.30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2-04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44816" calcext:value-type="float">
            <text:p>20.24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2-04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68032" calcext:value-type="float">
            <text:p>20.06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2-04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85736" calcext:value-type="float">
            <text:p>19.98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2-04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834" calcext:value-type="float">
            <text:p>19.58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2-04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25488" calcext:value-type="float">
            <text:p>19.52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2-04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80936" calcext:value-type="float">
            <text:p>19.68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2-04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0344" calcext:value-type="float">
            <text:p>19.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2-04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89368" calcext:value-type="float">
            <text:p>20.08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2-04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7296" calcext:value-type="float">
            <text:p>19.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2-03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00392" calcext:value-type="float">
            <text:p>19.90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2-03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0344" calcext:value-type="float">
            <text:p>19.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2-03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2724" calcext:value-type="float">
            <text:p>19.82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2-03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41896" calcext:value-type="float">
            <text:p>19.74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2-03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82104" calcext:value-type="float">
            <text:p>19.88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2-03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85152" calcext:value-type="float">
            <text:p>19.88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2-03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0156" calcext:value-type="float">
            <text:p>20.10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2-03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216" calcext:value-type="float">
            <text:p>20.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2-03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96632" calcext:value-type="float">
            <text:p>20.29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2-03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76464" calcext:value-type="float">
            <text:p>20.47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2-03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55" calcext:value-type="float">
            <text:p>20.9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2-03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3704" calcext:value-type="float">
            <text:p>21.25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2-03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31656" calcext:value-type="float">
            <text:p>21.63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2-03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88728" calcext:value-type="float">
            <text:p>22.58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2-03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3528" calcext:value-type="float">
            <text:p>22.89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2-03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45928" calcext:value-type="float">
            <text:p>23.04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2-03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76864" calcext:value-type="float">
            <text:p>23.67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2-03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0864" calcext:value-type="float">
            <text:p>23.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2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7148" calcext:value-type="float">
            <text:p>23.27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2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41712" calcext:value-type="float">
            <text:p>22.84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2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94824" calcext:value-type="float">
            <text:p>22.59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2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7524" calcext:value-type="float">
            <text:p>22.87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2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3328" calcext:value-type="float">
            <text:p>22.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2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2284" calcext:value-type="float">
            <text:p>22.72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2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06888" calcext:value-type="float">
            <text:p>23.10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2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57992" calcext:value-type="float">
            <text:p>23.55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2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24592" calcext:value-type="float">
            <text:p>23.02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2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9612" calcext:value-type="float">
            <text:p>22.29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2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20504" calcext:value-type="float">
            <text:p>22.32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2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23552" calcext:value-type="float">
            <text:p>22.32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2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552" calcext:value-type="float">
            <text:p>22.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2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42424" calcext:value-type="float">
            <text:p>22.44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2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03968" calcext:value-type="float">
            <text:p>22.60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2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9208" calcext:value-type="float">
            <text:p>22.61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2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742" calcext:value-type="float">
            <text:p>22.1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2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14408" calcext:value-type="float">
            <text:p>22.31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2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19792" calcext:value-type="float">
            <text:p>22.71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2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15448" calcext:value-type="float">
            <text:p>23.01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2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63632" calcext:value-type="float">
            <text:p>22.96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2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24008" calcext:value-type="float">
            <text:p>22.92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2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3112" calcext:value-type="float">
            <text:p>22.61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2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9312" calcext:value-type="float">
            <text:p>22.68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2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59288" calcext:value-type="float">
            <text:p>23.25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2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03968" calcext:value-type="float">
            <text:p>22.60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2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04424" calcext:value-type="float">
            <text:p>23.20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2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65256" calcext:value-type="float">
            <text:p>23.76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2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38992" calcext:value-type="float">
            <text:p>23.93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2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3056" calcext:value-type="float">
            <text:p>23.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2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87888" calcext:value-type="float">
            <text:p>23.48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2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87888" calcext:value-type="float">
            <text:p>23.48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2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08768" calcext:value-type="float">
            <text:p>22.90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2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88016" calcext:value-type="float">
            <text:p>22.98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2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6264" calcext:value-type="float">
            <text:p>22.68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2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80752" calcext:value-type="float">
            <text:p>22.78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2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22256" calcext:value-type="float">
            <text:p>22.62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2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91904" calcext:value-type="float">
            <text:p>22.09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2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93072" calcext:value-type="float">
            <text:p>22.29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2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3784" calcext:value-type="float">
            <text:p>21.89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2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3892" calcext:value-type="float">
            <text:p>21.83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2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94496" calcext:value-type="float">
            <text:p>21.49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2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68944" calcext:value-type="float">
            <text:p>21.26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2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79968" calcext:value-type="float">
            <text:p>21.07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2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1596" calcext:value-type="float">
            <text:p>21.01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2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82304" calcext:value-type="float">
            <text:p>21.48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2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9884" calcext:value-type="float">
            <text:p>21.19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2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122" calcext:value-type="float">
            <text:p>21.41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2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0696" calcext:value-type="float">
            <text:p>21.57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2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31656" calcext:value-type="float">
            <text:p>21.63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2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92744" calcext:value-type="float">
            <text:p>21.19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2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20888" calcext:value-type="float">
            <text:p>20.82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2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6836" calcext:value-type="float">
            <text:p>21.16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2-01-19 15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1408" calcext:value-type="float">
            <text:p>21.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2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7504" calcext:value-type="float">
            <text:p>21.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2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34704" calcext:value-type="float">
            <text:p>21.63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2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17256" calcext:value-type="float">
            <text:p>20.71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2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1596" calcext:value-type="float">
            <text:p>21.01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2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6" calcext:value-type="float">
            <text:p>21.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2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3848" calcext:value-type="float">
            <text:p>21.64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2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86392" calcext:value-type="float">
            <text:p>22.18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2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3576" calcext:value-type="float">
            <text:p>21.75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2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56496" calcext:value-type="float">
            <text:p>22.25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2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21672" calcext:value-type="float">
            <text:p>22.52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2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9236" calcext:value-type="float">
            <text:p>22.69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2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2284" calcext:value-type="float">
            <text:p>22.72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2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21672" calcext:value-type="float">
            <text:p>22.52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2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30104" calcext:value-type="float">
            <text:p>22.93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2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4852" calcext:value-type="float">
            <text:p>22.44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2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69272" calcext:value-type="float">
            <text:p>22.36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2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616" calcext:value-type="float">
            <text:p>22.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2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64216" calcext:value-type="float">
            <text:p>23.06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2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94696" calcext:value-type="float">
            <text:p>23.09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1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52024" calcext:value-type="float">
            <text:p>23.05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1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1208" calcext:value-type="float">
            <text:p>23.38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1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9144" calcext:value-type="float">
            <text:p>22.86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1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58704" calcext:value-type="float">
            <text:p>23.15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1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56824" calcext:value-type="float">
            <text:p>23.35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1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16488" calcext:value-type="float">
            <text:p>23.71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1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9632" calcext:value-type="float">
            <text:p>23.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1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73104" calcext:value-type="float">
            <text:p>24.07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1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30304" calcext:value-type="float">
            <text:p>24.53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1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4496" calcext:value-type="float">
            <text:p>24.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1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60784" calcext:value-type="float">
            <text:p>24.56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1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1156" calcext:value-type="float">
            <text:p>23.91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1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18824" calcext:value-type="float">
            <text:p>24.11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1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74144" calcext:value-type="float">
            <text:p>24.77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1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74144" calcext:value-type="float">
            <text:p>24.77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1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3076" calcext:value-type="float">
            <text:p>25.13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1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04624" calcext:value-type="float">
            <text:p>24.80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1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63704" calcext:value-type="float">
            <text:p>25.06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1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0216" calcext:value-type="float">
            <text:p>24.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1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70384" calcext:value-type="float">
            <text:p>25.17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1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97232" calcext:value-type="float">
            <text:p>25.09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1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16816" calcext:value-type="float">
            <text:p>24.81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1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08256" calcext:value-type="float">
            <text:p>24.90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1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15648" calcext:value-type="float">
            <text:p>24.61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1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1072" calcext:value-type="float">
            <text:p>24.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1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61368" calcext:value-type="float">
            <text:p>24.66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1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47296" calcext:value-type="float">
            <text:p>24.84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1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91848" calcext:value-type="float">
            <text:p>24.69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1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55984" calcext:value-type="float">
            <text:p>24.25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1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45544" calcext:value-type="float">
            <text:p>24.54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1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57152" calcext:value-type="float">
            <text:p>24.45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1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65" calcext:value-type="float">
            <text:p>24.7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1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76024" calcext:value-type="float">
            <text:p>24.57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1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76608" calcext:value-type="float">
            <text:p>24.67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1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57152" calcext:value-type="float">
            <text:p>24.45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1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71936" calcext:value-type="float">
            <text:p>23.87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1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93856" calcext:value-type="float">
            <text:p>23.99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1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18952" calcext:value-type="float">
            <text:p>23.61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1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8296" calcext:value-type="float">
            <text:p>23.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1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70896" calcext:value-type="float">
            <text:p>23.17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1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5248" calcext:value-type="float">
            <text:p>23.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1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63376" calcext:value-type="float">
            <text:p>23.96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1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60912" calcext:value-type="float">
            <text:p>24.06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1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08968" calcext:value-type="float">
            <text:p>24.50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1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40616" calcext:value-type="float">
            <text:p>24.74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1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16816" calcext:value-type="float">
            <text:p>24.81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1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89512" calcext:value-type="float">
            <text:p>24.28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1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50472" calcext:value-type="float">
            <text:p>24.35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1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71808" calcext:value-type="float">
            <text:p>24.37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1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91264" calcext:value-type="float">
            <text:p>24.59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1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05792" calcext:value-type="float">
            <text:p>25.00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1-11-10 14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23624" calcext:value-type="float">
            <text:p>24.42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1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33352" calcext:value-type="float">
            <text:p>24.53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1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80824" calcext:value-type="float">
            <text:p>24.88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1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30888" calcext:value-type="float">
            <text:p>24.63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1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79656" calcext:value-type="float">
            <text:p>24.67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1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71224" calcext:value-type="float">
            <text:p>24.27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1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68304" calcext:value-type="float">
            <text:p>23.76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1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34192" calcext:value-type="float">
            <text:p>23.63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1-1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17912" calcext:value-type="float">
            <text:p>22.91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1-1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55784" calcext:value-type="float">
            <text:p>22.65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1-1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5708" calcext:value-type="float">
            <text:p>22.35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1-10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04096" calcext:value-type="float">
            <text:p>22.10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1-10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67648" calcext:value-type="float">
            <text:p>21.56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1-10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9424" calcext:value-type="float">
            <text:p>21.29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1-10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456" calcext:value-type="float">
            <text:p>21.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1-10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68104" calcext:value-type="float">
            <text:p>22.16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1-10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58248" calcext:value-type="float">
            <text:p>22.55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1-10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13824" calcext:value-type="float">
            <text:p>22.21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1-10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22968" calcext:value-type="float">
            <text:p>22.22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1-10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52864" calcext:value-type="float">
            <text:p>22.15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1-10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73032" calcext:value-type="float">
            <text:p>21.97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1-10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44304" calcext:value-type="float">
            <text:p>22.24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1-10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80296" calcext:value-type="float">
            <text:p>22.18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1-10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68688" calcext:value-type="float">
            <text:p>22.26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1-10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24136" calcext:value-type="float">
            <text:p>22.42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1-10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88728" calcext:value-type="float">
            <text:p>22.58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1-10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86976" calcext:value-type="float">
            <text:p>22.28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1-10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8944" calcext:value-type="float">
            <text:p>22.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1-10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94952" calcext:value-type="float">
            <text:p>22.09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1-10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73616" calcext:value-type="float">
            <text:p>22.07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1-10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33992" calcext:value-type="float">
            <text:p>22.03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1-10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98584" calcext:value-type="float">
            <text:p>22.19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1-10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6832" calcext:value-type="float">
            <text:p>21.89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1-10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92616" calcext:value-type="float">
            <text:p>21.69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1-10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62264" calcext:value-type="float">
            <text:p>21.16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1-10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48192" calcext:value-type="float">
            <text:p>21.34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1-10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312" calcext:value-type="float">
            <text:p>21.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1-10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42224" calcext:value-type="float">
            <text:p>20.84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1-10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11744" calcext:value-type="float">
            <text:p>20.81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1-10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928" calcext:value-type="float">
            <text:p>20.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1-10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644" calcext:value-type="float">
            <text:p>21.04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1-10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12784" calcext:value-type="float">
            <text:p>21.51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1-09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6352" calcext:value-type="float">
            <text:p>21.86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1-09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48776" calcext:value-type="float">
            <text:p>21.44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1-09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0528" calcext:value-type="float">
            <text:p>21.75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1-09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11488" calcext:value-type="float">
            <text:p>21.81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1-09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4372" calcext:value-type="float">
            <text:p>22.14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1-09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7232" calcext:value-type="float">
            <text:p>22.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1-09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6264" calcext:value-type="float">
            <text:p>22.68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1-09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6292" calcext:value-type="float">
            <text:p>23.36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1-09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3432" calcext:value-type="float">
            <text:p>23.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1-09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6552" calcext:value-type="float">
            <text:p>23.46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1-09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4768" calcext:value-type="float">
            <text:p>23.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1-09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78744" calcext:value-type="float">
            <text:p>23.47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1-09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2576" calcext:value-type="float">
            <text:p>23.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1-09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23424" calcext:value-type="float">
            <text:p>22.82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1-09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3912" calcext:value-type="float">
            <text:p>23.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1-09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76992" calcext:value-type="float">
            <text:p>23.17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1-09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3432" calcext:value-type="float">
            <text:p>23.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1-09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37496" calcext:value-type="float">
            <text:p>22.63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1-09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3112" calcext:value-type="float">
            <text:p>22.61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1-09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38792" calcext:value-type="float">
            <text:p>22.33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1-09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21672" calcext:value-type="float">
            <text:p>22.52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1-09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98328" calcext:value-type="float">
            <text:p>23.19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1-09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55072" calcext:value-type="float">
            <text:p>23.05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1-09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65384" calcext:value-type="float">
            <text:p>23.26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1-09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33736" calcext:value-type="float">
            <text:p>23.03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1-09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2576" calcext:value-type="float">
            <text:p>23.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1-09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40416" calcext:value-type="float">
            <text:p>23.14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1-09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51312" calcext:value-type="float">
            <text:p>23.45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1-09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95736" calcext:value-type="float">
            <text:p>23.79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1-09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30432" calcext:value-type="float">
            <text:p>24.03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1-08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0112" calcext:value-type="float">
            <text:p>24.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1-08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88344" calcext:value-type="float">
            <text:p>24.08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1-08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0592" calcext:value-type="float">
            <text:p>24.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1-08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48008" calcext:value-type="float">
            <text:p>24.44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1-08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00536" calcext:value-type="float">
            <text:p>24.10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1-08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71808" calcext:value-type="float">
            <text:p>24.37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1-08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36528" calcext:value-type="float">
            <text:p>24.03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1-08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85296" calcext:value-type="float">
            <text:p>24.08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1-08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95736" calcext:value-type="float">
            <text:p>23.79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1-08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26088" calcext:value-type="float">
            <text:p>24.32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1-08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17528" calcext:value-type="float">
            <text:p>24.41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1-08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126" calcext:value-type="float">
            <text:p>24.61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1-08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99696" calcext:value-type="float">
            <text:p>24.99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1-08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96064" calcext:value-type="float">
            <text:p>24.89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1-08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4976" calcext:value-type="float">
            <text:p>24.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1-08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94312" calcext:value-type="float">
            <text:p>24.59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1-08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33808" calcext:value-type="float">
            <text:p>25.13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1-08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14936" calcext:value-type="float">
            <text:p>25.01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1-08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81536" calcext:value-type="float">
            <text:p>24.48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1-08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05336" calcext:value-type="float">
            <text:p>24.40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1-08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88344" calcext:value-type="float">
            <text:p>24.08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1-08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38408" calcext:value-type="float">
            <text:p>23.83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1-08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97616" calcext:value-type="float">
            <text:p>23.59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1-08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88344" calcext:value-type="float">
            <text:p>24.08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1-08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05464" calcext:value-type="float">
            <text:p>23.90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1-08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50728" calcext:value-type="float">
            <text:p>23.35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1-08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90936" calcext:value-type="float">
            <text:p>23.49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1-08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33736" calcext:value-type="float">
            <text:p>23.03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1-08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0196" calcext:value-type="float">
            <text:p>23.30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1-08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648" calcext:value-type="float">
            <text:p>23.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1-08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00664" calcext:value-type="float">
            <text:p>23.60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1-07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078" calcext:value-type="float">
            <text:p>24.30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1-07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95024" calcext:value-type="float">
            <text:p>24.19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1-07-29 16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6876" calcext:value-type="float">
            <text:p>24.36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1-07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0592" calcext:value-type="float">
            <text:p>24.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1-07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79072" calcext:value-type="float">
            <text:p>24.57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1-07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30888" calcext:value-type="float">
            <text:p>24.63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1-07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07216" calcext:value-type="float">
            <text:p>24.20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1-07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41912" calcext:value-type="float">
            <text:p>24.44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1-07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88344" calcext:value-type="float">
            <text:p>24.08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1-07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71936" calcext:value-type="float">
            <text:p>23.87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1-07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87176" calcext:value-type="float">
            <text:p>23.88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1-07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00664" calcext:value-type="float">
            <text:p>23.60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1-07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5916" calcext:value-type="float">
            <text:p>23.75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1-07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97616" calcext:value-type="float">
            <text:p>23.59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1-07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52352" calcext:value-type="float">
            <text:p>24.15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1-07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23752" calcext:value-type="float">
            <text:p>23.92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1-07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86008" calcext:value-type="float">
            <text:p>23.68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1-07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3432" calcext:value-type="float">
            <text:p>23.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1-07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3808" calcext:value-type="float">
            <text:p>22.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1-07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3528" calcext:value-type="float">
            <text:p>22.89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1-07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98456" calcext:value-type="float">
            <text:p>22.69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1-07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9456" calcext:value-type="float">
            <text:p>23.07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1-07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45344" calcext:value-type="float">
            <text:p>22.94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1-07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27056" calcext:value-type="float">
            <text:p>22.92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1-07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75696" calcext:value-type="float">
            <text:p>23.47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1-07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92816" calcext:value-type="float">
            <text:p>23.29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1-07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30104" calcext:value-type="float">
            <text:p>22.93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1-07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49232" calcext:value-type="float">
            <text:p>22.04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1-07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69272" calcext:value-type="float">
            <text:p>22.36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1-07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838" calcext:value-type="float">
            <text:p>22.78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1-07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54488" calcext:value-type="float">
            <text:p>22.95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1-07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14024" calcext:value-type="float">
            <text:p>23.81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1-06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92816" calcext:value-type="float">
            <text:p>23.29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1-06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93984" calcext:value-type="float">
            <text:p>23.49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1-06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74528" calcext:value-type="float">
            <text:p>23.27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1-06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31856" calcext:value-type="float">
            <text:p>23.23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1-06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45344" calcext:value-type="float">
            <text:p>22.94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1-06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57536" calcext:value-type="float">
            <text:p>22.95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1-06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65968" calcext:value-type="float">
            <text:p>23.36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1-06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19536" calcext:value-type="float">
            <text:p>23.71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1-06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636" calcext:value-type="float">
            <text:p>24.21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1-06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9256" calcext:value-type="float">
            <text:p>24.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1-06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72392" calcext:value-type="float">
            <text:p>24.47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1-06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48136" calcext:value-type="float">
            <text:p>23.94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1-06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11104" calcext:value-type="float">
            <text:p>23.31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1-06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28096" calcext:value-type="float">
            <text:p>23.62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1-06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61624" calcext:value-type="float">
            <text:p>23.66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1-06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73232" calcext:value-type="float">
            <text:p>23.57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1-06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51896" calcext:value-type="float">
            <text:p>23.55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1-06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76152" calcext:value-type="float">
            <text:p>24.07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1-06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12272" calcext:value-type="float">
            <text:p>23.51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1-06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59288" calcext:value-type="float">
            <text:p>23.25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1-06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25048" calcext:value-type="float">
            <text:p>23.62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1-06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73232" calcext:value-type="float">
            <text:p>23.57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1-06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82376" calcext:value-type="float">
            <text:p>23.58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1-06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68432" calcext:value-type="float">
            <text:p>23.26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1-06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5624" calcext:value-type="float">
            <text:p>23.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1-06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2284" calcext:value-type="float">
            <text:p>22.72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1-06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93656" calcext:value-type="float">
            <text:p>22.39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1-06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6188" calcext:value-type="float">
            <text:p>22.66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1-06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72904" calcext:value-type="float">
            <text:p>22.47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1-06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65512" calcext:value-type="float">
            <text:p>22.76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1-05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95864" calcext:value-type="float">
            <text:p>23.29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1-05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40872" calcext:value-type="float">
            <text:p>23.74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1-05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0968" calcext:value-type="float">
            <text:p>24.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1-05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22328" calcext:value-type="float">
            <text:p>24.72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1-05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7272" calcext:value-type="float">
            <text:p>25.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1-05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76936" calcext:value-type="float">
            <text:p>25.77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1-05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51256" calcext:value-type="float">
            <text:p>26.05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1-05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76352" calcext:value-type="float">
            <text:p>25.67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1-05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06832" calcext:value-type="float">
            <text:p>25.70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1-05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01448" calcext:value-type="float">
            <text:p>25.30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1-05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41784" calcext:value-type="float">
            <text:p>24.94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1-05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44832" calcext:value-type="float">
            <text:p>24.94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1-05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90096" calcext:value-type="float">
            <text:p>24.39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1-05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32768" calcext:value-type="float">
            <text:p>24.43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1-05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3828" calcext:value-type="float">
            <text:p>24.33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1-05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32768" calcext:value-type="float">
            <text:p>24.43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1-05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8108" calcext:value-type="float">
            <text:p>23.88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1-05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2064" calcext:value-type="float">
            <text:p>23.37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1-05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68888" calcext:value-type="float">
            <text:p>23.86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1-05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26928" calcext:value-type="float">
            <text:p>23.42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1-05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34776" calcext:value-type="float">
            <text:p>23.73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1-05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34904" calcext:value-type="float">
            <text:p>23.23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1-05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78744" calcext:value-type="float">
            <text:p>23.47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1-05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80624" calcext:value-type="float">
            <text:p>23.28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1-05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41712" calcext:value-type="float">
            <text:p>22.84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1-05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50728" calcext:value-type="float">
            <text:p>23.35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1-05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09808" calcext:value-type="float">
            <text:p>23.60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1-05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09808" calcext:value-type="float">
            <text:p>23.60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1-05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73944" calcext:value-type="float">
            <text:p>23.17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1-05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34" calcext:value-type="float">
            <text:p>23.39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1-05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42296" calcext:value-type="float">
            <text:p>22.94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1-04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50984" calcext:value-type="float">
            <text:p>22.35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1-04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04096" calcext:value-type="float">
            <text:p>22.10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1-04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71992" calcext:value-type="float">
            <text:p>21.27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1-04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60512" calcext:value-type="float">
            <text:p>20.86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1-04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5688" calcext:value-type="float">
            <text:p>20.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1-04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48904" calcext:value-type="float">
            <text:p>20.94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1-04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70824" calcext:value-type="float">
            <text:p>21.07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1-04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7776" calcext:value-type="float">
            <text:p>20.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1-04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78472" calcext:value-type="float">
            <text:p>19.77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1-04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40272" calcext:value-type="float">
            <text:p>18.94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1-04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404" calcext:value-type="float">
            <text:p>18.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1-04-19 13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7104" calcext:value-type="float">
            <text:p>17.97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1-04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7104" calcext:value-type="float">
            <text:p>17.97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1-04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5288" calcext:value-type="float">
            <text:p>17.92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1-04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2136" calcext:value-type="float">
            <text:p>17.85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1-04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4912" calcext:value-type="float">
            <text:p>17.96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1-04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9024" calcext:value-type="float">
            <text:p>18.09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1-04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9712" calcext:value-type="float">
            <text:p>18.26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1-04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404" calcext:value-type="float">
            <text:p>18.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1-04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6328" calcext:value-type="float">
            <text:p>18.62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1-04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48832" calcext:value-type="float">
            <text:p>18.84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1-04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62776" calcext:value-type="float">
            <text:p>19.16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1-04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89496" calcext:value-type="float">
            <text:p>19.58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1-04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58176" calcext:value-type="float">
            <text:p>20.45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1-04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3684" calcext:value-type="float">
            <text:p>20.43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1-04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5584" calcext:value-type="float">
            <text:p>20.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1-04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96048" calcext:value-type="float">
            <text:p>20.19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1-04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67904" calcext:value-type="float">
            <text:p>20.56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1-04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25232" calcext:value-type="float">
            <text:p>20.52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1-04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51624" calcext:value-type="float">
            <text:p>19.85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1-04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90664" calcext:value-type="float">
            <text:p>19.79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1-03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86448" calcext:value-type="float">
            <text:p>19.58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1-03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00976" calcext:value-type="float">
            <text:p>20.00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1-03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2348" calcext:value-type="float">
            <text:p>20.22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1-03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216" calcext:value-type="float">
            <text:p>20.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1-03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3204" calcext:value-type="float">
            <text:p>20.13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1-03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30872" calcext:value-type="float">
            <text:p>19.93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1-03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41184" calcext:value-type="float">
            <text:p>20.14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1-03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36256" calcext:value-type="float">
            <text:p>20.33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1-03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19136" calcext:value-type="float">
            <text:p>20.51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1-03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29576" calcext:value-type="float">
            <text:p>20.22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1-03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99096" calcext:value-type="float">
            <text:p>20.19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1-03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62648" calcext:value-type="float">
            <text:p>19.66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1-03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24904" calcext:value-type="float">
            <text:p>19.42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1-03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71792" calcext:value-type="float">
            <text:p>19.67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1-03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93128" calcext:value-type="float">
            <text:p>19.69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1-03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89368" calcext:value-type="float">
            <text:p>20.08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1-03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03896" calcext:value-type="float">
            <text:p>20.50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1-03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92872" calcext:value-type="float">
            <text:p>20.69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1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72832" calcext:value-type="float">
            <text:p>20.37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1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53376" calcext:value-type="float">
            <text:p>20.15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1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7108" calcext:value-type="float">
            <text:p>20.07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1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91248" calcext:value-type="float">
            <text:p>19.89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1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00264" calcext:value-type="float">
            <text:p>20.40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1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72704" calcext:value-type="float">
            <text:p>20.87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1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076" calcext:value-type="float">
            <text:p>21.32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1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644" calcext:value-type="float">
            <text:p>21.04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1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80096" calcext:value-type="float">
            <text:p>20.58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1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644" calcext:value-type="float">
            <text:p>21.04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1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9176" calcext:value-type="float">
            <text:p>20.83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1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0032" calcext:value-type="float">
            <text:p>20.83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1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9404" calcext:value-type="float">
            <text:p>20.89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1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9632" calcext:value-type="float">
            <text:p>21.43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1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9904" calcext:value-type="float">
            <text:p>21.32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1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3788" calcext:value-type="float">
            <text:p>21.13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1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17128" calcext:value-type="float">
            <text:p>21.21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1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08696" calcext:value-type="float">
            <text:p>20.80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1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98384" calcext:value-type="float">
            <text:p>20.59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1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54544" calcext:value-type="float">
            <text:p>20.35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1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5876" calcext:value-type="float">
            <text:p>20.55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1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87488" calcext:value-type="float">
            <text:p>20.28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1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55968" calcext:value-type="float">
            <text:p>19.55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1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12584" calcext:value-type="float">
            <text:p>19.91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1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65568" calcext:value-type="float">
            <text:p>20.16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1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88072" calcext:value-type="float">
            <text:p>20.38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1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93" calcext:value-type="float">
            <text:p>20.1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1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17968" calcext:value-type="float">
            <text:p>20.31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1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45984" calcext:value-type="float">
            <text:p>20.44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1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2348" calcext:value-type="float">
            <text:p>20.22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1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00848" calcext:value-type="float">
            <text:p>20.50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1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2348" calcext:value-type="float">
            <text:p>20.22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1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3872" calcext:value-type="float">
            <text:p>20.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1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97344" calcext:value-type="float">
            <text:p>19.89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1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52792" calcext:value-type="float">
            <text:p>20.05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1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36384" calcext:value-type="float">
            <text:p>19.83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1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3956" calcext:value-type="float">
            <text:p>19.33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1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40728" calcext:value-type="float">
            <text:p>19.54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1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33008" calcext:value-type="float">
            <text:p>18.73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1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0376" calcext:value-type="float">
            <text:p>19.01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1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83072" calcext:value-type="float">
            <text:p>18.48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1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92216" calcext:value-type="float">
            <text:p>18.49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1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55056" calcext:value-type="float">
            <text:p>18.35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1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0568" calcext:value-type="float">
            <text:p>18.26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1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34304" calcext:value-type="float">
            <text:p>18.43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1-01-27 14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3184" calcext:value-type="float">
            <text:p>18.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1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74512" calcext:value-type="float">
            <text:p>18.57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1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37936" calcext:value-type="float">
            <text:p>18.53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1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33592" calcext:value-type="float">
            <text:p>18.83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1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1284" calcext:value-type="float">
            <text:p>18.91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1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1472" calcext:value-type="float">
            <text:p>18.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1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93968" calcext:value-type="float">
            <text:p>18.79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1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0616" calcext:value-type="float">
            <text:p>18.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1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85992" calcext:value-type="float">
            <text:p>18.98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1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54216" calcext:value-type="float">
            <text:p>19.25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1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97472" calcext:value-type="float">
            <text:p>19.39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1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74256" calcext:value-type="float">
            <text:p>19.57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1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35216" calcext:value-type="float">
            <text:p>19.63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1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35216" calcext:value-type="float">
            <text:p>19.63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1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33336" calcext:value-type="float">
            <text:p>19.83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1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596" calcext:value-type="float">
            <text:p>19.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1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97344" calcext:value-type="float">
            <text:p>19.89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1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00264" calcext:value-type="float">
            <text:p>20.40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1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44104" calcext:value-type="float">
            <text:p>20.64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1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35088" calcext:value-type="float">
            <text:p>20.13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1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85736" calcext:value-type="float">
            <text:p>19.98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1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16672" calcext:value-type="float">
            <text:p>20.61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1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81392" calcext:value-type="float">
            <text:p>20.28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1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4352" calcext:value-type="float">
            <text:p>20.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1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57464" calcext:value-type="float">
            <text:p>20.85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1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2264" calcext:value-type="float">
            <text:p>21.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1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87944" calcext:value-type="float">
            <text:p>20.88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1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37296" calcext:value-type="float">
            <text:p>21.03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0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65184" calcext:value-type="float">
            <text:p>21.66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0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54872" calcext:value-type="float">
            <text:p>21.45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0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1408" calcext:value-type="float">
            <text:p>21.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0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3808" calcext:value-type="float">
            <text:p>21.32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0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6792" calcext:value-type="float">
            <text:p>21.57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0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9696" calcext:value-type="float">
            <text:p>21.18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0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01888" calcext:value-type="float">
            <text:p>21.20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0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68232" calcext:value-type="float">
            <text:p>21.66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0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02928" calcext:value-type="float">
            <text:p>21.90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0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77832" calcext:value-type="float">
            <text:p>22.27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0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01048" calcext:value-type="float">
            <text:p>22.10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0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34448" calcext:value-type="float">
            <text:p>22.63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0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63176" calcext:value-type="float">
            <text:p>22.36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0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97416" calcext:value-type="float">
            <text:p>21.99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0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56496" calcext:value-type="float">
            <text:p>22.25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0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48648" calcext:value-type="float">
            <text:p>21.94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0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0696" calcext:value-type="float">
            <text:p>21.57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0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71864" calcext:value-type="float">
            <text:p>21.77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0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30944" calcext:value-type="float">
            <text:p>22.03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0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31656" calcext:value-type="float">
            <text:p>21.63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0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62136" calcext:value-type="float">
            <text:p>21.66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0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93072" calcext:value-type="float">
            <text:p>22.29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0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13824" calcext:value-type="float">
            <text:p>22.21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0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83928" calcext:value-type="float">
            <text:p>22.28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0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60128" calcext:value-type="float">
            <text:p>22.36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0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3216" calcext:value-type="float">
            <text:p>22.68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0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54032" calcext:value-type="float">
            <text:p>22.35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0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0092" calcext:value-type="float">
            <text:p>22.60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0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4256" calcext:value-type="float">
            <text:p>23.38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0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1908" calcext:value-type="float">
            <text:p>23.11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0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58248" calcext:value-type="float">
            <text:p>22.55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0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11232" calcext:value-type="float">
            <text:p>22.81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0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02544" calcext:value-type="float">
            <text:p>23.40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0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14736" calcext:value-type="float">
            <text:p>23.41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0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31728" calcext:value-type="float">
            <text:p>23.73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0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76608" calcext:value-type="float">
            <text:p>24.67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0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97944" calcext:value-type="float">
            <text:p>24.69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0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62536" calcext:value-type="float">
            <text:p>24.86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0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364" calcext:value-type="float">
            <text:p>24.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0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222" calcext:value-type="float">
            <text:p>25.22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0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53976" calcext:value-type="float">
            <text:p>24.95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0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5832" calcext:value-type="float">
            <text:p>24.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0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65" calcext:value-type="float">
            <text:p>24.7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0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23624" calcext:value-type="float">
            <text:p>24.42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0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54104" calcext:value-type="float">
            <text:p>24.45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0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82248" calcext:value-type="float">
            <text:p>24.08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0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57864" calcext:value-type="float">
            <text:p>24.05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0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34776" calcext:value-type="float">
            <text:p>23.73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0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7148" calcext:value-type="float">
            <text:p>23.27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0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6104" calcext:value-type="float">
            <text:p>23.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0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21544" calcext:value-type="float">
            <text:p>23.02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0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0384" calcext:value-type="float">
            <text:p>23.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0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36784" calcext:value-type="float">
            <text:p>23.03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0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21544" calcext:value-type="float">
            <text:p>23.02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0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1136" calcext:value-type="float">
            <text:p>22.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0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3848" calcext:value-type="float">
            <text:p>21.64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0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4748" calcext:value-type="float">
            <text:p>21.74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0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38464" calcext:value-type="float">
            <text:p>21.23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0-1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074" calcext:value-type="float">
            <text:p>21.10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0-1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01304" calcext:value-type="float">
            <text:p>21.10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0-1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62264" calcext:value-type="float">
            <text:p>21.16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0-10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4832" calcext:value-type="float">
            <text:p>20.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0-10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63688" calcext:value-type="float">
            <text:p>20.36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0-10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98968" calcext:value-type="float">
            <text:p>20.69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0-10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6232" calcext:value-type="float">
            <text:p>20.90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0-10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22056" calcext:value-type="float">
            <text:p>21.02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0-10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3224" calcext:value-type="float">
            <text:p>21.22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0-10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28608" calcext:value-type="float">
            <text:p>21.62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0-10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3412" calcext:value-type="float">
            <text:p>21.53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0-10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75624" calcext:value-type="float">
            <text:p>21.37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0-10-22 16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032" calcext:value-type="float">
            <text:p>21.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0-10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0528" calcext:value-type="float">
            <text:p>21.75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0-10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67064" calcext:value-type="float">
            <text:p>21.46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0-10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6792" calcext:value-type="float">
            <text:p>21.57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0-10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0528" calcext:value-type="float">
            <text:p>21.75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0-10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75496" calcext:value-type="float">
            <text:p>21.87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0-10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31784" calcext:value-type="float">
            <text:p>21.13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0-10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74" calcext:value-type="float">
            <text:p>20.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0-10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19008" calcext:value-type="float">
            <text:p>21.01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0-10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55584" calcext:value-type="float">
            <text:p>21.05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0-10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55" calcext:value-type="float">
            <text:p>20.9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0-10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6688" calcext:value-type="float">
            <text:p>21.50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0-10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41968" calcext:value-type="float">
            <text:p>21.84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0-10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884" calcext:value-type="float">
            <text:p>21.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0-10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89112" calcext:value-type="float">
            <text:p>21.08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0-10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68944" calcext:value-type="float">
            <text:p>21.26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0-10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8172" calcext:value-type="float">
            <text:p>21.38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0-10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3368" calcext:value-type="float">
            <text:p>21.61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0-10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09608" calcext:value-type="float">
            <text:p>22.00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0-10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66224" calcext:value-type="float">
            <text:p>22.36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0-10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6376" calcext:value-type="float">
            <text:p>22.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0-10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33736" calcext:value-type="float">
            <text:p>23.03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0-10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506" calcext:value-type="float">
            <text:p>23.85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0-09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84128" calcext:value-type="float">
            <text:p>23.88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0-09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50016" calcext:value-type="float">
            <text:p>23.75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0-09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21416" calcext:value-type="float">
            <text:p>23.52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0-09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04424" calcext:value-type="float">
            <text:p>23.20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0-09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74656" calcext:value-type="float">
            <text:p>22.77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0-09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9132" calcext:value-type="float">
            <text:p>21.99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0-09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57208" calcext:value-type="float">
            <text:p>21.85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0-09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9296" calcext:value-type="float">
            <text:p>21.79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0-09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79128" calcext:value-type="float">
            <text:p>21.97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0-09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0092" calcext:value-type="float">
            <text:p>22.60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0-09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18624" calcext:value-type="float">
            <text:p>22.51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0-09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88856" calcext:value-type="float">
            <text:p>22.08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0-09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97416" calcext:value-type="float">
            <text:p>21.99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0-09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74784" calcext:value-type="float">
            <text:p>22.27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0-09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552" calcext:value-type="float">
            <text:p>22.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0-09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86136" calcext:value-type="float">
            <text:p>23.18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0-09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88472" calcext:value-type="float">
            <text:p>23.58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0-09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40288" calcext:value-type="float">
            <text:p>23.64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0-09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42752" calcext:value-type="float">
            <text:p>23.54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0-09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10392" calcext:value-type="float">
            <text:p>23.71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0-09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4872" calcext:value-type="float">
            <text:p>24.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0-09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98072" calcext:value-type="float">
            <text:p>24.19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0-09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50472" calcext:value-type="float">
            <text:p>24.35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0-09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93144" calcext:value-type="float">
            <text:p>24.39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0-09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51056" calcext:value-type="float">
            <text:p>24.45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0-09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65712" calcext:value-type="float">
            <text:p>24.36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0-09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48008" calcext:value-type="float">
            <text:p>24.44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0-09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27256" calcext:value-type="float">
            <text:p>24.52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0-09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17528" calcext:value-type="float">
            <text:p>24.41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0-09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37568" calcext:value-type="float">
            <text:p>24.73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0-08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20904" calcext:value-type="float">
            <text:p>25.52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0-08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78688" calcext:value-type="float">
            <text:p>26.07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0-08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00608" calcext:value-type="float">
            <text:p>26.20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0-08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17016" calcext:value-type="float">
            <text:p>26.41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0-08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9568" calcext:value-type="float">
            <text:p>26.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0-08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652" calcext:value-type="float">
            <text:p>26.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0-08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01192" calcext:value-type="float">
            <text:p>26.30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0-08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52424" calcext:value-type="float">
            <text:p>26.25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0-08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94512" calcext:value-type="float">
            <text:p>26.19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0-08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24408" calcext:value-type="float">
            <text:p>26.12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0-08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9944" calcext:value-type="float">
            <text:p>25.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0-08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72592" calcext:value-type="float">
            <text:p>26.07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0-08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40232" calcext:value-type="float">
            <text:p>26.24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0-08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86536" calcext:value-type="float">
            <text:p>26.38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0-08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34136" calcext:value-type="float">
            <text:p>26.23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0-08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52296" calcext:value-type="float">
            <text:p>26.75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0-08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46784" calcext:value-type="float">
            <text:p>26.84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0-08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58392" calcext:value-type="float">
            <text:p>26.75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0-08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85696" calcext:value-type="float">
            <text:p>27.28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0-08-12 16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69288" calcext:value-type="float">
            <text:p>27.06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0-08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87576" calcext:value-type="float">
            <text:p>27.08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0-08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39392" calcext:value-type="float">
            <text:p>27.13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0-08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1572" calcext:value-type="float">
            <text:p>26.71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0-08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85112" calcext:value-type="float">
            <text:p>27.18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0-08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33296" calcext:value-type="float">
            <text:p>27.13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0-08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85112" calcext:value-type="float">
            <text:p>27.18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0-08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80184" calcext:value-type="float">
            <text:p>27.38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0-08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51584" calcext:value-type="float">
            <text:p>27.15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0-08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95424" calcext:value-type="float">
            <text:p>27.39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0-08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48408" calcext:value-type="float">
            <text:p>27.64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0-08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92832" calcext:value-type="float">
            <text:p>27.99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0-08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36088" calcext:value-type="float">
            <text:p>28.13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0-07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23896" calcext:value-type="float">
            <text:p>28.12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0-07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32456" calcext:value-type="float">
            <text:p>28.03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0-07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22144" calcext:value-type="float">
            <text:p>27.82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0-07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7104" calcext:value-type="float">
            <text:p>27.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0-07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21688" calcext:value-type="float">
            <text:p>27.22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0-07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30832" calcext:value-type="float">
            <text:p>27.23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0-07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02688" calcext:value-type="float">
            <text:p>27.60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0-07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06904" calcext:value-type="float">
            <text:p>27.80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0-07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58136" calcext:value-type="float">
            <text:p>27.75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0-07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20976" calcext:value-type="float">
            <text:p>27.62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0-07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77136" calcext:value-type="float">
            <text:p>27.37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0-07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07744" calcext:value-type="float">
            <text:p>26.90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0-07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15136" calcext:value-type="float">
            <text:p>26.61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0-07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66368" calcext:value-type="float">
            <text:p>26.56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0-07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29792" calcext:value-type="float">
            <text:p>26.52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0-07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08456" calcext:value-type="float">
            <text:p>26.50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0-07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62736" calcext:value-type="float">
            <text:p>26.46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0-07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8044" calcext:value-type="float">
            <text:p>26.38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0-07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652" calcext:value-type="float">
            <text:p>26.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0-07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43864" calcext:value-type="float">
            <text:p>26.34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0-07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28624" calcext:value-type="float">
            <text:p>26.32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0-07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82192" calcext:value-type="float">
            <text:p>26.68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0-07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01064" calcext:value-type="float">
            <text:p>26.80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0-07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17472" calcext:value-type="float">
            <text:p>27.01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0-07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99768" calcext:value-type="float">
            <text:p>27.09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0-07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09496" calcext:value-type="float">
            <text:p>27.20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0-07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54048" calcext:value-type="float">
            <text:p>27.05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0-07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86992" calcext:value-type="float">
            <text:p>26.98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0-07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462" calcext:value-type="float">
            <text:p>26.74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0-07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91336" calcext:value-type="float">
            <text:p>26.69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0-07-01 14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60272" calcext:value-type="float">
            <text:p>26.56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0-06-02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45216" calcext:value-type="float">
            <text:p>23.44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0-04-17 04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36528" calcext:value-type="float">
            <text:p>24.03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0-01-09 17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2536" calcext:value-type="float">
            <text:p>20.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0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644" calcext:value-type="float">
            <text:p>19.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0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4248" calcext:value-type="float">
            <text:p>19.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0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596" calcext:value-type="float">
            <text:p>19.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0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52336" calcext:value-type="float">
            <text:p>19.45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0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3288" calcext:value-type="float">
            <text:p>19.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0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53048" calcext:value-type="float">
            <text:p>19.05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0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45784" calcext:value-type="float">
            <text:p>18.84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20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55512" calcext:value-type="float">
            <text:p>18.95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9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29248" calcext:value-type="float">
            <text:p>19.12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9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3528" calcext:value-type="float">
            <text:p>19.08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9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43904" calcext:value-type="float">
            <text:p>19.04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9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43904" calcext:value-type="float">
            <text:p>19.04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9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44488" calcext:value-type="float">
            <text:p>19.14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9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29248" calcext:value-type="float">
            <text:p>19.12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9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78016" calcext:value-type="float">
            <text:p>19.17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9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63944" calcext:value-type="float">
            <text:p>19.36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9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64528" calcext:value-type="float">
            <text:p>19.46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9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70624" calcext:value-type="float">
            <text:p>19.47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9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9704" calcext:value-type="float">
            <text:p>19.72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9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30288" calcext:value-type="float">
            <text:p>19.83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9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21144" calcext:value-type="float">
            <text:p>19.82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9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80808" calcext:value-type="float">
            <text:p>20.18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9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3684" calcext:value-type="float">
            <text:p>20.43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9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16088" calcext:value-type="float">
            <text:p>20.51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9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64856" calcext:value-type="float">
            <text:p>20.56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9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03312" calcext:value-type="float">
            <text:p>20.40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9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27112" calcext:value-type="float">
            <text:p>20.32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9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87488" calcext:value-type="float">
            <text:p>20.28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9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22896" calcext:value-type="float">
            <text:p>20.12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9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43064" calcext:value-type="float">
            <text:p>19.94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9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49744" calcext:value-type="float">
            <text:p>20.04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9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59472" calcext:value-type="float">
            <text:p>20.15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9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21016" calcext:value-type="float">
            <text:p>20.32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9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52664" calcext:value-type="float">
            <text:p>20.55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9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77048" calcext:value-type="float">
            <text:p>20.57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9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81976" calcext:value-type="float">
            <text:p>20.38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9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16216" calcext:value-type="float">
            <text:p>20.01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9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92416" calcext:value-type="float">
            <text:p>20.09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9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82104" calcext:value-type="float">
            <text:p>19.88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9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79056" calcext:value-type="float">
            <text:p>19.87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9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91832" calcext:value-type="float">
            <text:p>19.99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9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94752" calcext:value-type="float">
            <text:p>20.49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9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58632" calcext:value-type="float">
            <text:p>21.05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9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8568" calcext:value-type="float">
            <text:p>21.30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9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4392" calcext:value-type="float">
            <text:p>21.42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9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94496" calcext:value-type="float">
            <text:p>21.49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9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64016" calcext:value-type="float">
            <text:p>21.46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9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9508" calcext:value-type="float">
            <text:p>21.59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9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5604" calcext:value-type="float">
            <text:p>21.65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9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37752" calcext:value-type="float">
            <text:p>21.63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9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17" calcext:value-type="float">
            <text:p>21.7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9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3576" calcext:value-type="float">
            <text:p>21.75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9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0696" calcext:value-type="float">
            <text:p>21.57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9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2952" calcext:value-type="float">
            <text:p>21.33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9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2952" calcext:value-type="float">
            <text:p>21.33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9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68944" calcext:value-type="float">
            <text:p>21.26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9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8548" calcext:value-type="float">
            <text:p>20.98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9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26984" calcext:value-type="float">
            <text:p>20.82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9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6128" calcext:value-type="float">
            <text:p>20.83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9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3288" calcext:value-type="float">
            <text:p>20.97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9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14664" calcext:value-type="float">
            <text:p>21.31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9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5604" calcext:value-type="float">
            <text:p>21.65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9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13952" calcext:value-type="float">
            <text:p>21.71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9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3576" calcext:value-type="float">
            <text:p>21.75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9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9192" calcext:value-type="float">
            <text:p>21.72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9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22512" calcext:value-type="float">
            <text:p>21.62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9-1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032" calcext:value-type="float">
            <text:p>21.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9-1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0592" calcext:value-type="float">
            <text:p>21.50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9-1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0216" calcext:value-type="float">
            <text:p>21.54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9-10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92616" calcext:value-type="float">
            <text:p>21.69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9-10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78672" calcext:value-type="float">
            <text:p>21.37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9-10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87816" calcext:value-type="float">
            <text:p>21.38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9-10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6" calcext:value-type="float">
            <text:p>21.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9-10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074" calcext:value-type="float">
            <text:p>21.10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9-10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6544" calcext:value-type="float">
            <text:p>20.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9-10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49616" calcext:value-type="float">
            <text:p>20.54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9-10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25232" calcext:value-type="float">
            <text:p>20.52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9-10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30744" calcext:value-type="float">
            <text:p>20.43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9-10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98384" calcext:value-type="float">
            <text:p>20.59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9-10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57592" calcext:value-type="float">
            <text:p>20.35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9-10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3392" calcext:value-type="float">
            <text:p>19.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9-10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51624" calcext:value-type="float">
            <text:p>19.85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9-10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13752" calcext:value-type="float">
            <text:p>20.11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9-10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02144" calcext:value-type="float">
            <text:p>20.20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9-10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11288" calcext:value-type="float">
            <text:p>20.21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9-10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48448" calcext:value-type="float">
            <text:p>20.34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9-10-14 17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08696" calcext:value-type="float">
            <text:p>20.80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9-10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74584" calcext:value-type="float">
            <text:p>20.67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9-10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44104" calcext:value-type="float">
            <text:p>20.64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9-10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59928" calcext:value-type="float">
            <text:p>20.75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9-10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6168" calcext:value-type="float">
            <text:p>21.15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9-10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9884" calcext:value-type="float">
            <text:p>21.19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9-10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77504" calcext:value-type="float">
            <text:p>21.17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9-10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67648" calcext:value-type="float">
            <text:p>21.56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9-10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0632" calcext:value-type="float">
            <text:p>21.82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9-10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32824" calcext:value-type="float">
            <text:p>21.83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9-10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83344" calcext:value-type="float">
            <text:p>22.18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9-10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95992" calcext:value-type="float">
            <text:p>22.79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9-10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34" calcext:value-type="float">
            <text:p>23.39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9-10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61752" calcext:value-type="float">
            <text:p>23.16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9-10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91064" calcext:value-type="float">
            <text:p>22.99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9-09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53192" calcext:value-type="float">
            <text:p>23.25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9-09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94696" calcext:value-type="float">
            <text:p>23.09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9-09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23424" calcext:value-type="float">
            <text:p>22.82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9-09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81336" calcext:value-type="float">
            <text:p>22.88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9-09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54488" calcext:value-type="float">
            <text:p>22.95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9-09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32568" calcext:value-type="float">
            <text:p>22.83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9-09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3048" calcext:value-type="float">
            <text:p>22.86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9-09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24008" calcext:value-type="float">
            <text:p>22.92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9-09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9584" calcext:value-type="float">
            <text:p>22.57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9-09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16872" calcext:value-type="float">
            <text:p>22.21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9-09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38208" calcext:value-type="float">
            <text:p>22.23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9-09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66224" calcext:value-type="float">
            <text:p>22.36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9-09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948" calcext:value-type="float">
            <text:p>22.50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9-09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21088" calcext:value-type="float">
            <text:p>22.42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9-09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64344" calcext:value-type="float">
            <text:p>22.56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9-09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05848" calcext:value-type="float">
            <text:p>22.40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9-09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08312" calcext:value-type="float">
            <text:p>22.30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9-09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7524" calcext:value-type="float">
            <text:p>22.87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9-09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78288" calcext:value-type="float">
            <text:p>22.87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9-09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39376" calcext:value-type="float">
            <text:p>22.43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9-09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60128" calcext:value-type="float">
            <text:p>22.36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9-09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71736" calcext:value-type="float">
            <text:p>22.27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9-09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02216" calcext:value-type="float">
            <text:p>22.30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9-09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61296" calcext:value-type="float">
            <text:p>22.56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9-09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91648" calcext:value-type="float">
            <text:p>23.09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9-09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6292" calcext:value-type="float">
            <text:p>23.36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9-09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34904" calcext:value-type="float">
            <text:p>23.23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9-09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03256" calcext:value-type="float">
            <text:p>23.00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9-09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0196" calcext:value-type="float">
            <text:p>23.30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9-09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73232" calcext:value-type="float">
            <text:p>23.57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9-08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18952" calcext:value-type="float">
            <text:p>23.61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9-08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12856" calcext:value-type="float">
            <text:p>23.61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9-08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29976" calcext:value-type="float">
            <text:p>23.42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9-08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0864" calcext:value-type="float">
            <text:p>23.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9-08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12272" calcext:value-type="float">
            <text:p>23.51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9-08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4768" calcext:value-type="float">
            <text:p>23.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9-08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1208" calcext:value-type="float">
            <text:p>23.38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9-08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5436" calcext:value-type="float">
            <text:p>23.45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9-08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57992" calcext:value-type="float">
            <text:p>23.55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9-08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54944" calcext:value-type="float">
            <text:p>23.55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9-08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05008" calcext:value-type="float">
            <text:p>23.30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9-08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48264" calcext:value-type="float">
            <text:p>23.44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9-08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3724" calcext:value-type="float">
            <text:p>23.63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9-07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09808" calcext:value-type="float">
            <text:p>23.60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9-07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70184" calcext:value-type="float">
            <text:p>23.57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9-07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3912" calcext:value-type="float">
            <text:p>23.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9-07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40416" calcext:value-type="float">
            <text:p>23.14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9-07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77704" calcext:value-type="float">
            <text:p>22.77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9-07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4072" calcext:value-type="float">
            <text:p>22.67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9-07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28352" calcext:value-type="float">
            <text:p>22.62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9-07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6432" calcext:value-type="float">
            <text:p>22.50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9-07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64344" calcext:value-type="float">
            <text:p>22.56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9-07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838" calcext:value-type="float">
            <text:p>22.78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9-07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59416" calcext:value-type="float">
            <text:p>22.75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9-07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616" calcext:value-type="float">
            <text:p>22.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9-07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49104" calcext:value-type="float">
            <text:p>22.54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9-07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58832" calcext:value-type="float">
            <text:p>22.65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9-07-17 15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3328" calcext:value-type="float">
            <text:p>22.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9-07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58248" calcext:value-type="float">
            <text:p>22.55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9-07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81464" calcext:value-type="float">
            <text:p>22.38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9-07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6912" calcext:value-type="float">
            <text:p>22.53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9-07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45472" calcext:value-type="float">
            <text:p>22.44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9-07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91904" calcext:value-type="float">
            <text:p>22.09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9-07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65056" calcext:value-type="float">
            <text:p>22.16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9-07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05264" calcext:value-type="float">
            <text:p>22.30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9-07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74784" calcext:value-type="float">
            <text:p>22.27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9-07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77248" calcext:value-type="float">
            <text:p>22.17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9-07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3328" calcext:value-type="float">
            <text:p>22.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9-07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3048" calcext:value-type="float">
            <text:p>22.86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9-07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01504" calcext:value-type="float">
            <text:p>22.70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9-07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53904" calcext:value-type="float">
            <text:p>22.85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9-07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9528" calcext:value-type="float">
            <text:p>23.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9-07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1532" calcext:value-type="float">
            <text:p>23.51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9-06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34192" calcext:value-type="float">
            <text:p>23.63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9-06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03712" calcext:value-type="float">
            <text:p>23.60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9-06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90936" calcext:value-type="float">
            <text:p>23.49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9-06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59872" calcext:value-type="float">
            <text:p>23.35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9-06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05008" calcext:value-type="float">
            <text:p>23.30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9-06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9392" calcext:value-type="float">
            <text:p>23.32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9-06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68432" calcext:value-type="float">
            <text:p>23.26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9-06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7304" calcext:value-type="float">
            <text:p>23.38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9-06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24464" calcext:value-type="float">
            <text:p>23.52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9-06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1208" calcext:value-type="float">
            <text:p>23.38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9-06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5436" calcext:value-type="float">
            <text:p>23.45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9-06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6448" calcext:value-type="float">
            <text:p>23.39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9-06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3912" calcext:value-type="float">
            <text:p>23.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9-06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8484" calcext:value-type="float">
            <text:p>23.48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9-06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94568" calcext:value-type="float">
            <text:p>23.59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9-06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61624" calcext:value-type="float">
            <text:p>23.66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9-06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94568" calcext:value-type="float">
            <text:p>23.59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9-05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38536" calcext:value-type="float">
            <text:p>23.33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9-05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74528" calcext:value-type="float">
            <text:p>23.27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9-05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69728" calcext:value-type="float">
            <text:p>22.96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9-05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38664" calcext:value-type="float">
            <text:p>22.83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9-05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77704" calcext:value-type="float">
            <text:p>22.77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9-05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05136" calcext:value-type="float">
            <text:p>22.80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9-05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59416" calcext:value-type="float">
            <text:p>22.75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9-05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85096" calcext:value-type="float">
            <text:p>22.48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9-05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47936" calcext:value-type="float">
            <text:p>22.34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9-05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26016" calcext:value-type="float">
            <text:p>22.22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9-05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71152" calcext:value-type="float">
            <text:p>22.17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9-05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97416" calcext:value-type="float">
            <text:p>21.99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9-05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07856" calcext:value-type="float">
            <text:p>21.70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9-05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45728" calcext:value-type="float">
            <text:p>21.44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9-05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47024" calcext:value-type="float">
            <text:p>21.14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9-05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45856" calcext:value-type="float">
            <text:p>20.94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9-05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67904" calcext:value-type="float">
            <text:p>20.56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9-05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41768" calcext:value-type="float">
            <text:p>20.24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9-05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01688" calcext:value-type="float">
            <text:p>19.60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9-05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1388" calcext:value-type="float">
            <text:p>19.61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9-05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50912" calcext:value-type="float">
            <text:p>20.25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9-05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24648" calcext:value-type="float">
            <text:p>20.42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9-05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73416" calcext:value-type="float">
            <text:p>20.47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9-05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8444" calcext:value-type="float">
            <text:p>20.28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9-05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63104" calcext:value-type="float">
            <text:p>20.26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9-05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05776" calcext:value-type="float">
            <text:p>20.30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9-05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26528" calcext:value-type="float">
            <text:p>20.22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9-05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89952" calcext:value-type="float">
            <text:p>20.18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9-05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27112" calcext:value-type="float">
            <text:p>20.32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9-05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90536" calcext:value-type="float">
            <text:p>20.29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9-05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692" calcext:value-type="float">
            <text:p>20.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9-04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34504" calcext:value-type="float">
            <text:p>20.03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9-04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13168" calcext:value-type="float">
            <text:p>20.01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9-04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7296" calcext:value-type="float">
            <text:p>19.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9-04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9864" calcext:value-type="float">
            <text:p>19.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9-04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99808" calcext:value-type="float">
            <text:p>19.79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9-04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64984" calcext:value-type="float">
            <text:p>20.06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9-04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13168" calcext:value-type="float">
            <text:p>20.01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9-04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41896" calcext:value-type="float">
            <text:p>19.74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9-04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89496" calcext:value-type="float">
            <text:p>19.58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9-04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6148" calcext:value-type="float">
            <text:p>19.46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9-04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24" calcext:value-type="float">
            <text:p>19.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9-04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8904" calcext:value-type="float">
            <text:p>18.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9-04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2516" calcext:value-type="float">
            <text:p>18.42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9-04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41696" calcext:value-type="float">
            <text:p>18.14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9-04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6288" calcext:value-type="float">
            <text:p>18.30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9-04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20944" calcext:value-type="float">
            <text:p>18.22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9-04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72176" calcext:value-type="float">
            <text:p>18.17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9-04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6456" calcext:value-type="float">
            <text:p>18.12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9-04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748" calcext:value-type="float">
            <text:p>17.93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9-04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1008" calcext:value-type="float">
            <text:p>17.97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9-04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748" calcext:value-type="float">
            <text:p>17.93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9-04-09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2072" calcext:value-type="float">
            <text:p>18.10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9-04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41696" calcext:value-type="float">
            <text:p>18.14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9-04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7624" calcext:value-type="float">
            <text:p>18.32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9-04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16016" calcext:value-type="float">
            <text:p>18.41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9-04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7568" calcext:value-type="float">
            <text:p>18.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9-04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786" calcext:value-type="float">
            <text:p>19.27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9-04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40144" calcext:value-type="float">
            <text:p>19.44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9-04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0052" calcext:value-type="float">
            <text:p>19.40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9-04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10248" calcext:value-type="float">
            <text:p>19.51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9-04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62648" calcext:value-type="float">
            <text:p>19.66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9-03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16928" calcext:value-type="float">
            <text:p>19.61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9-03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38848" calcext:value-type="float">
            <text:p>19.73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9-03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25944" calcext:value-type="float">
            <text:p>20.12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9-03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68616" calcext:value-type="float">
            <text:p>20.16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9-03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58888" calcext:value-type="float">
            <text:p>20.05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9-03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74712" calcext:value-type="float">
            <text:p>20.17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9-03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3016" calcext:value-type="float">
            <text:p>20.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9-03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20432" calcext:value-type="float">
            <text:p>20.22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9-03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08824" calcext:value-type="float">
            <text:p>20.30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9-03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93584" calcext:value-type="float">
            <text:p>20.29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9-03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47864" calcext:value-type="float">
            <text:p>20.24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9-03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78344" calcext:value-type="float">
            <text:p>20.27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9-03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90536" calcext:value-type="float">
            <text:p>20.29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9-03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26528" calcext:value-type="float">
            <text:p>20.22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9-03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54672" calcext:value-type="float">
            <text:p>19.85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9-03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14464" calcext:value-type="float">
            <text:p>19.71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9-03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358" calcext:value-type="float">
            <text:p>19.73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9-03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83984" calcext:value-type="float">
            <text:p>19.68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9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65696" calcext:value-type="float">
            <text:p>19.66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9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84568" calcext:value-type="float">
            <text:p>19.78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9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93712" calcext:value-type="float">
            <text:p>19.79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9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80936" calcext:value-type="float">
            <text:p>19.68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9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43776" calcext:value-type="float">
            <text:p>19.54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9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99224" calcext:value-type="float">
            <text:p>19.69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9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17512" calcext:value-type="float">
            <text:p>19.71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9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47992" calcext:value-type="float">
            <text:p>19.74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9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87616" calcext:value-type="float">
            <text:p>19.78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9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644" calcext:value-type="float">
            <text:p>19.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9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7964" calcext:value-type="float">
            <text:p>19.97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9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41896" calcext:value-type="float">
            <text:p>19.74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9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47992" calcext:value-type="float">
            <text:p>19.74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9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5104" calcext:value-type="float">
            <text:p>19.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9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9704" calcext:value-type="float">
            <text:p>19.72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9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32168" calcext:value-type="float">
            <text:p>19.63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9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47408" calcext:value-type="float">
            <text:p>19.64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9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92544" calcext:value-type="float">
            <text:p>19.59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9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43192" calcext:value-type="float">
            <text:p>19.44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9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77304" calcext:value-type="float">
            <text:p>19.57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9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82816" calcext:value-type="float">
            <text:p>19.48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9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27952" calcext:value-type="float">
            <text:p>19.42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9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6816" calcext:value-type="float">
            <text:p>19.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9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55384" calcext:value-type="float">
            <text:p>19.45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9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55384" calcext:value-type="float">
            <text:p>19.45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9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0312" calcext:value-type="float">
            <text:p>19.26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9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72504" calcext:value-type="float">
            <text:p>19.27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9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0792" calcext:value-type="float">
            <text:p>19.29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9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35344" calcext:value-type="float">
            <text:p>19.13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9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81064" calcext:value-type="float">
            <text:p>19.18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9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6888" calcext:value-type="float">
            <text:p>19.29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9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12128" calcext:value-type="float">
            <text:p>19.31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9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62192" calcext:value-type="float">
            <text:p>19.06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9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17056" calcext:value-type="float">
            <text:p>19.11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9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46952" calcext:value-type="float">
            <text:p>19.04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9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52464" calcext:value-type="float">
            <text:p>18.95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9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6576" calcext:value-type="float">
            <text:p>19.08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9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25616" calcext:value-type="float">
            <text:p>19.02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9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61608" calcext:value-type="float">
            <text:p>18.96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9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69584" calcext:value-type="float">
            <text:p>18.76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9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5188" calcext:value-type="float">
            <text:p>18.85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9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61024" calcext:value-type="float">
            <text:p>18.86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9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35344" calcext:value-type="float">
            <text:p>19.13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9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81648" calcext:value-type="float">
            <text:p>19.28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9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47536" calcext:value-type="float">
            <text:p>19.14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9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336" calcext:value-type="float">
            <text:p>19.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9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06032" calcext:value-type="float">
            <text:p>19.30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9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12128" calcext:value-type="float">
            <text:p>19.31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9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1096" calcext:value-type="float">
            <text:p>19.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9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66536" calcext:value-type="float">
            <text:p>18.76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9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11088" calcext:value-type="float">
            <text:p>18.61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9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47664" calcext:value-type="float">
            <text:p>18.64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9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61024" calcext:value-type="float">
            <text:p>18.86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9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64072" calcext:value-type="float">
            <text:p>18.86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9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95136" calcext:value-type="float">
            <text:p>18.99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9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04864" calcext:value-type="float">
            <text:p>19.10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9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77432" calcext:value-type="float">
            <text:p>19.07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9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43904" calcext:value-type="float">
            <text:p>19.04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9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6472" calcext:value-type="float">
            <text:p>19.01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9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68288" calcext:value-type="float">
            <text:p>19.06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9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74384" calcext:value-type="float">
            <text:p>19.07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9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74968" calcext:value-type="float">
            <text:p>19.17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9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6784" calcext:value-type="float">
            <text:p>19.22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9-01-09 18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14008" calcext:value-type="float">
            <text:p>19.11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9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51168" calcext:value-type="float">
            <text:p>19.25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9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81648" calcext:value-type="float">
            <text:p>19.28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9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1576" calcext:value-type="float">
            <text:p>19.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9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30416" calcext:value-type="float">
            <text:p>19.33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9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52464" calcext:value-type="float">
            <text:p>18.95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9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46952" calcext:value-type="float">
            <text:p>19.04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9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6784" calcext:value-type="float">
            <text:p>19.22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9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18224" calcext:value-type="float">
            <text:p>19.31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9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0688" calcext:value-type="float">
            <text:p>19.22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8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45072" calcext:value-type="float">
            <text:p>19.24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8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81064" calcext:value-type="float">
            <text:p>19.18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8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59144" calcext:value-type="float">
            <text:p>19.05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8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40856" calcext:value-type="float">
            <text:p>19.04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8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59144" calcext:value-type="float">
            <text:p>19.05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8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70168" calcext:value-type="float">
            <text:p>18.87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8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0376" calcext:value-type="float">
            <text:p>19.01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8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88328" calcext:value-type="float">
            <text:p>19.38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8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31584" calcext:value-type="float">
            <text:p>19.53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8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19392" calcext:value-type="float">
            <text:p>19.51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8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79056" calcext:value-type="float">
            <text:p>19.87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8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07656" calcext:value-type="float">
            <text:p>20.10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8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73544" calcext:value-type="float">
            <text:p>19.97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8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66864" calcext:value-type="float">
            <text:p>19.86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8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9676" calcext:value-type="float">
            <text:p>19.79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8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60184" calcext:value-type="float">
            <text:p>19.76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8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7484" calcext:value-type="float">
            <text:p>19.67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8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97344" calcext:value-type="float">
            <text:p>19.89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8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882" calcext:value-type="float">
            <text:p>19.88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8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47408" calcext:value-type="float">
            <text:p>19.64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8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79768" calcext:value-type="float">
            <text:p>19.47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8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01104" calcext:value-type="float">
            <text:p>19.50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8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09664" calcext:value-type="float">
            <text:p>19.40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8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30416" calcext:value-type="float">
            <text:p>19.33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8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27952" calcext:value-type="float">
            <text:p>19.42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8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79184" calcext:value-type="float">
            <text:p>19.37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8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24" calcext:value-type="float">
            <text:p>19.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8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11544" calcext:value-type="float">
            <text:p>19.21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8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24" calcext:value-type="float">
            <text:p>19.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8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02984" calcext:value-type="float">
            <text:p>19.30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8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6888" calcext:value-type="float">
            <text:p>19.29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8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12712" calcext:value-type="float">
            <text:p>19.41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8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2432" calcext:value-type="float">
            <text:p>19.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8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14592" calcext:value-type="float">
            <text:p>19.21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8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51168" calcext:value-type="float">
            <text:p>19.25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8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42608" calcext:value-type="float">
            <text:p>19.34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8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73088" calcext:value-type="float">
            <text:p>19.37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8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4436" calcext:value-type="float">
            <text:p>19.64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8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43064" calcext:value-type="float">
            <text:p>19.94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8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10704" calcext:value-type="float">
            <text:p>20.11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8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41184" calcext:value-type="float">
            <text:p>20.14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8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11872" calcext:value-type="float">
            <text:p>20.31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8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00264" calcext:value-type="float">
            <text:p>20.40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8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54544" calcext:value-type="float">
            <text:p>20.35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8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11288" calcext:value-type="float">
            <text:p>20.21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8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63104" calcext:value-type="float">
            <text:p>20.26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8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66152" calcext:value-type="float">
            <text:p>20.26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8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5396" calcext:value-type="float">
            <text:p>20.25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8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33792" calcext:value-type="float">
            <text:p>20.43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8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81976" calcext:value-type="float">
            <text:p>20.38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8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48448" calcext:value-type="float">
            <text:p>20.34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8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00264" calcext:value-type="float">
            <text:p>20.40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8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02016" calcext:value-type="float">
            <text:p>20.70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8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59928" calcext:value-type="float">
            <text:p>20.75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8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9592" calcext:value-type="float">
            <text:p>20.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8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6732" calcext:value-type="float">
            <text:p>20.46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8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03312" calcext:value-type="float">
            <text:p>20.40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8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88072" calcext:value-type="float">
            <text:p>20.38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8-1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692" calcext:value-type="float">
            <text:p>20.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8-1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08824" calcext:value-type="float">
            <text:p>20.30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8-1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0156" calcext:value-type="float">
            <text:p>20.10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8-10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55256" calcext:value-type="float">
            <text:p>19.95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8-10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23024" calcext:value-type="float">
            <text:p>19.62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8-10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04152" calcext:value-type="float">
            <text:p>19.50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8-10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55968" calcext:value-type="float">
            <text:p>19.55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8-10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53504" calcext:value-type="float">
            <text:p>19.65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8-10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1012" calcext:value-type="float">
            <text:p>20.01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8-10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11288" calcext:value-type="float">
            <text:p>20.21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8-10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5396" calcext:value-type="float">
            <text:p>20.25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8-10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75296" calcext:value-type="float">
            <text:p>20.27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8-10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33792" calcext:value-type="float">
            <text:p>20.43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8-10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5396" calcext:value-type="float">
            <text:p>20.25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8-10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1492" calcext:value-type="float">
            <text:p>20.31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8-10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38008" calcext:value-type="float">
            <text:p>20.63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8-10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32496" calcext:value-type="float">
            <text:p>20.73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8-10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35544" calcext:value-type="float">
            <text:p>20.73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8-10-16 16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25104" calcext:value-type="float">
            <text:p>21.02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8-10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648" calcext:value-type="float">
            <text:p>21.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8-10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28736" calcext:value-type="float">
            <text:p>21.12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8-10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71992" calcext:value-type="float">
            <text:p>21.27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8-10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31656" calcext:value-type="float">
            <text:p>21.63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8-10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57208" calcext:value-type="float">
            <text:p>21.85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8-10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41968" calcext:value-type="float">
            <text:p>21.84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8-10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3784" calcext:value-type="float">
            <text:p>21.89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8-10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02928" calcext:value-type="float">
            <text:p>21.90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8-10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364" calcext:value-type="float">
            <text:p>21.50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8-10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648" calcext:value-type="float">
            <text:p>21.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8-10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45144" calcext:value-type="float">
            <text:p>21.34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8-10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35416" calcext:value-type="float">
            <text:p>21.23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8-10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312" calcext:value-type="float">
            <text:p>21.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8-10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48904" calcext:value-type="float">
            <text:p>20.94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8-10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27568" calcext:value-type="float">
            <text:p>20.92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8-09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7212" calcext:value-type="float">
            <text:p>20.77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8-09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74584" calcext:value-type="float">
            <text:p>20.67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8-09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59928" calcext:value-type="float">
            <text:p>20.75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8-09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074" calcext:value-type="float">
            <text:p>21.10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8-09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028" calcext:value-type="float">
            <text:p>21.29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8-09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6" calcext:value-type="float">
            <text:p>21.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8-09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04224" calcext:value-type="float">
            <text:p>21.60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8-09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97416" calcext:value-type="float">
            <text:p>21.99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8-09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86392" calcext:value-type="float">
            <text:p>22.18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8-09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62592" calcext:value-type="float">
            <text:p>22.26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8-09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05264" calcext:value-type="float">
            <text:p>22.30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8-09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1136" calcext:value-type="float">
            <text:p>22.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8-09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6376" calcext:value-type="float">
            <text:p>22.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8-09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9424" calcext:value-type="float">
            <text:p>22.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8-09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60712" calcext:value-type="float">
            <text:p>22.46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8-09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15576" calcext:value-type="float">
            <text:p>22.51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8-09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65512" calcext:value-type="float">
            <text:p>22.76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8-09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17328" calcext:value-type="float">
            <text:p>22.81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8-09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94824" calcext:value-type="float">
            <text:p>22.59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8-09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0092" calcext:value-type="float">
            <text:p>22.60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8-09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50272" calcext:value-type="float">
            <text:p>22.75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8-09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7524" calcext:value-type="float">
            <text:p>22.87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8-09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05008" calcext:value-type="float">
            <text:p>23.30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8-09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11104" calcext:value-type="float">
            <text:p>23.31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8-09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3432" calcext:value-type="float">
            <text:p>23.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8-09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87432" calcext:value-type="float">
            <text:p>22.88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8-09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1024" calcext:value-type="float">
            <text:p>22.67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8-09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3112" calcext:value-type="float">
            <text:p>22.61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8-09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0168" calcext:value-type="float">
            <text:p>22.68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8-09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03256" calcext:value-type="float">
            <text:p>23.00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8-08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05592" calcext:value-type="float">
            <text:p>23.40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8-08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3912" calcext:value-type="float">
            <text:p>23.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8-08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50144" calcext:value-type="float">
            <text:p>23.25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8-08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97744" calcext:value-type="float">
            <text:p>23.09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8-08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38664" calcext:value-type="float">
            <text:p>22.83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8-08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25304" calcext:value-type="float">
            <text:p>22.62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8-08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3216" calcext:value-type="float">
            <text:p>22.68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8-08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3592" calcext:value-type="float">
            <text:p>22.64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8-08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616" calcext:value-type="float">
            <text:p>22.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8-08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99752" calcext:value-type="float">
            <text:p>22.39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8-08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44304" calcext:value-type="float">
            <text:p>22.24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8-08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25432" calcext:value-type="float">
            <text:p>22.12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8-08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71152" calcext:value-type="float">
            <text:p>22.17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8-08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74784" calcext:value-type="float">
            <text:p>22.27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8-08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20504" calcext:value-type="float">
            <text:p>22.32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8-08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218" calcext:value-type="float">
            <text:p>22.02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8-08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3576" calcext:value-type="float">
            <text:p>21.75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8-08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9508" calcext:value-type="float">
            <text:p>21.59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8-08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68944" calcext:value-type="float">
            <text:p>21.26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8-08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34832" calcext:value-type="float">
            <text:p>21.13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8-08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9048" calcext:value-type="float">
            <text:p>21.33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8-08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028" calcext:value-type="float">
            <text:p>21.29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8-08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90408" calcext:value-type="float">
            <text:p>20.79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8-08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09992" calcext:value-type="float">
            <text:p>20.50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8-08-07 14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66152" calcext:value-type="float">
            <text:p>20.26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8-08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30744" calcext:value-type="float">
            <text:p>20.43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8-08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52792" calcext:value-type="float">
            <text:p>20.05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8-08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11416" calcext:value-type="float">
            <text:p>19.71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8-08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40144" calcext:value-type="float">
            <text:p>19.44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8-08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88328" calcext:value-type="float">
            <text:p>19.38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8-08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6888" calcext:value-type="float">
            <text:p>19.29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8-08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336" calcext:value-type="float">
            <text:p>19.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8-07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6148" calcext:value-type="float">
            <text:p>19.46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8-07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67576" calcext:value-type="float">
            <text:p>19.46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8-07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6408" calcext:value-type="float">
            <text:p>19.26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8-07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45656" calcext:value-type="float">
            <text:p>19.34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8-07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31584" calcext:value-type="float">
            <text:p>19.53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8-07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10832" calcext:value-type="float">
            <text:p>19.61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8-07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90664" calcext:value-type="float">
            <text:p>19.79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8-07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58888" calcext:value-type="float">
            <text:p>20.05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8-07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83856" calcext:value-type="float">
            <text:p>20.18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8-07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0824" calcext:value-type="float">
            <text:p>20.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8-07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46568" calcext:value-type="float">
            <text:p>20.54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8-07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81848" calcext:value-type="float">
            <text:p>20.88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8-07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66024" calcext:value-type="float">
            <text:p>20.76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8-07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66024" calcext:value-type="float">
            <text:p>20.76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8-07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22056" calcext:value-type="float">
            <text:p>21.02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8-07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42808" calcext:value-type="float">
            <text:p>20.94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8-07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72704" calcext:value-type="float">
            <text:p>20.87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8-07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20888" calcext:value-type="float">
            <text:p>20.82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8-07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56296" calcext:value-type="float">
            <text:p>20.65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8-07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95336" calcext:value-type="float">
            <text:p>20.59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8-07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63688" calcext:value-type="float">
            <text:p>20.36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8-07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34504" calcext:value-type="float">
            <text:p>20.03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8-07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30288" calcext:value-type="float">
            <text:p>19.83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8-07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6628" calcext:value-type="float">
            <text:p>19.76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8-07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17512" calcext:value-type="float">
            <text:p>19.71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8-07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48576" calcext:value-type="float">
            <text:p>19.84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8-07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3204" calcext:value-type="float">
            <text:p>20.13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8-07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02016" calcext:value-type="float">
            <text:p>20.70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8-07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34248" calcext:value-type="float">
            <text:p>21.03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8-07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1408" calcext:value-type="float">
            <text:p>21.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8-07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21472" calcext:value-type="float">
            <text:p>20.92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8-06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74" calcext:value-type="float">
            <text:p>20.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8-06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63688" calcext:value-type="float">
            <text:p>20.36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8-06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3392" calcext:value-type="float">
            <text:p>19.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8-06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5104" calcext:value-type="float">
            <text:p>19.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8-06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38264" calcext:value-type="float">
            <text:p>19.63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8-06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08368" calcext:value-type="float">
            <text:p>19.70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8-06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92544" calcext:value-type="float">
            <text:p>19.59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8-06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31" calcext:value-type="float">
            <text:p>19.4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8-06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596" calcext:value-type="float">
            <text:p>19.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8-06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80352" calcext:value-type="float">
            <text:p>19.58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8-06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55384" calcext:value-type="float">
            <text:p>19.45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8-06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27368" calcext:value-type="float">
            <text:p>19.32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8-06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24448" calcext:value-type="float">
            <text:p>18.82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8-06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52008" calcext:value-type="float">
            <text:p>18.35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8-06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45328" calcext:value-type="float">
            <text:p>18.24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8-06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94096" calcext:value-type="float">
            <text:p>18.29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8-06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3408" calcext:value-type="float">
            <text:p>18.12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8-06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7104" calcext:value-type="float">
            <text:p>17.97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8-06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9296" calcext:value-type="float">
            <text:p>17.98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8-06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11216" calcext:value-type="float">
            <text:p>18.11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8-06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7276" calcext:value-type="float">
            <text:p>18.27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8-06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59856" calcext:value-type="float">
            <text:p>18.65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8-06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48832" calcext:value-type="float">
            <text:p>18.84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8-06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88456" calcext:value-type="float">
            <text:p>18.88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8-06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03696" calcext:value-type="float">
            <text:p>18.90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8-06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81192" calcext:value-type="float">
            <text:p>18.68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8-06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80024" calcext:value-type="float">
            <text:p>18.48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8-06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44032" calcext:value-type="float">
            <text:p>18.54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8-06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17184" calcext:value-type="float">
            <text:p>18.61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8-06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17184" calcext:value-type="float">
            <text:p>18.61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8-05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8424" calcext:value-type="float">
            <text:p>18.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8-05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3664" calcext:value-type="float">
            <text:p>18.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8-05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15304" calcext:value-type="float">
            <text:p>18.81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8-05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66536" calcext:value-type="float">
            <text:p>18.76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8-05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5856" calcext:value-type="float">
            <text:p>18.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8-05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52464" calcext:value-type="float">
            <text:p>18.95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8-05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76848" calcext:value-type="float">
            <text:p>18.97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8-05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5856" calcext:value-type="float">
            <text:p>18.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8-05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93968" calcext:value-type="float">
            <text:p>18.79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8-05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39688" calcext:value-type="float">
            <text:p>18.83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8-05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48248" calcext:value-type="float">
            <text:p>18.74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8-05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89752" calcext:value-type="float">
            <text:p>18.58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8-05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7088" calcext:value-type="float">
            <text:p>18.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8-05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65952" calcext:value-type="float">
            <text:p>18.66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8-05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69" calcext:value-type="float">
            <text:p>18.6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8-05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0616" calcext:value-type="float">
            <text:p>18.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8-05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9624" calcext:value-type="float">
            <text:p>19.08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8-05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3664" calcext:value-type="float">
            <text:p>18.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8-05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24448" calcext:value-type="float">
            <text:p>18.82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8-05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42736" calcext:value-type="float">
            <text:p>18.84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8-05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42152" calcext:value-type="float">
            <text:p>18.74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8-05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09792" calcext:value-type="float">
            <text:p>18.90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8-05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976" calcext:value-type="float">
            <text:p>18.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8-05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976" calcext:value-type="float">
            <text:p>18.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8-05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86704" calcext:value-type="float">
            <text:p>18.58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8-05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80024" calcext:value-type="float">
            <text:p>18.48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8-05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55512" calcext:value-type="float">
            <text:p>18.95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8-05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11544" calcext:value-type="float">
            <text:p>19.21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8-05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78728" calcext:value-type="float">
            <text:p>18.77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8-05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41568" calcext:value-type="float">
            <text:p>18.64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8-05-01 14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324" calcext:value-type="float">
            <text:p>18.30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8-02-28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15832" calcext:value-type="float">
            <text:p>21.51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8-01-11 20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68232" calcext:value-type="float">
            <text:p>21.66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7-10-17 16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69656" calcext:value-type="float">
            <text:p>20.86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7-07-11 15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5896" calcext:value-type="float">
            <text:p>22.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7-04-11 17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0672" calcext:value-type="float">
            <text:p>18.33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7-01-11 17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5188" calcext:value-type="float">
            <text:p>18.85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6-10-14 14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91448" calcext:value-type="float">
            <text:p>21.49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6-07-12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56496" calcext:value-type="float">
            <text:p>22.25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6-04-11 18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67904" calcext:value-type="float">
            <text:p>20.56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6-01-12 19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61936" calcext:value-type="float">
            <text:p>20.06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5-10-19 14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92872" calcext:value-type="float">
            <text:p>20.69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5-07-17 14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87104" calcext:value-type="float">
            <text:p>21.78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5-04-17 15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93" calcext:value-type="float">
            <text:p>20.1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5-01-15 17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596" calcext:value-type="float">
            <text:p>19.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4-10-14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48776" calcext:value-type="float">
            <text:p>21.44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4-07-14 17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05464" calcext:value-type="float">
            <text:p>23.90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4-04-16 13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0376" calcext:value-type="float">
            <text:p>19.01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4-01-14 17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6524" calcext:value-type="float">
            <text:p>19.06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3-10-16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58304" calcext:value-type="float">
            <text:p>19.95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3-07-12 14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34448" calcext:value-type="float">
            <text:p>22.63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3-04-15 12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1472" calcext:value-type="float">
            <text:p>18.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3-01-15 16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78016" calcext:value-type="float">
            <text:p>19.17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2-10-11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97744" calcext:value-type="float">
            <text:p>23.09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2-06-26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80952" calcext:value-type="float">
            <text:p>24.38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2-04-09 17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5292" calcext:value-type="float">
            <text:p>19.55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2-01-17 15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32496" calcext:value-type="float">
            <text:p>20.73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1-10-04 15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77376" calcext:value-type="float">
            <text:p>21.67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1-07-15 14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4788" calcext:value-type="float">
            <text:p>24.94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1-04-12 13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6312" calcext:value-type="float">
            <text:p>17.73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1-01-12 14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1576" calcext:value-type="float">
            <text:p>19.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0-10-13 20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96776" calcext:value-type="float">
            <text:p>24.49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0-07-16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24536" calcext:value-type="float">
            <text:p>25.62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0-04-09 14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3932" calcext:value-type="float">
            <text:p>25.03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10-01-12 14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81008" calcext:value-type="float">
            <text:p>21.78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09-10-20 17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21288" calcext:value-type="float">
            <text:p>24.02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09-07-16 14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362" calcext:value-type="float">
            <text:p>22.93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09-04-16 13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7796" calcext:value-type="float">
            <text:p>21.77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09-01-15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37624" calcext:value-type="float">
            <text:p>22.13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08-10-22 16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20904" calcext:value-type="float">
            <text:p>25.52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08-07-16 18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78488" calcext:value-type="float">
            <text:p>24.47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08-04-16 13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85096" calcext:value-type="float">
            <text:p>22.48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08-01-16 14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1888" calcext:value-type="float">
            <text:p>21.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07-10-19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46072" calcext:value-type="float">
            <text:p>27.24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07-07-13 18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36144" calcext:value-type="float">
            <text:p>25.53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07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74912" calcext:value-type="float">
            <text:p>21.77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07-01-18 15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7356" calcext:value-type="float">
            <text:p>24.67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06-10-18 17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98728" calcext:value-type="float">
            <text:p>26.39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06-07-14 13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07616" calcext:value-type="float">
            <text:p>27.40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06-04-13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28096" calcext:value-type="float">
            <text:p>23.62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06-02-14 15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85096" calcext:value-type="float">
            <text:p>22.48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06-01-12 15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44304" calcext:value-type="float">
            <text:p>22.24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05-12-15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49432" calcext:value-type="float">
            <text:p>23.64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05-11-15 18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886" calcext:value-type="float">
            <text:p>23.08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05-10-13 16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40616" calcext:value-type="float">
            <text:p>24.74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05-09-15 12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0028" calcext:value-type="float">
            <text:p>25.10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05-08-15 17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84072" calcext:value-type="float">
            <text:p>26.48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05-07-13 19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7648" calcext:value-type="float">
            <text:p>25.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05-06-15 14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80768" calcext:value-type="float">
            <text:p>27.48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05-05-16 17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36728" calcext:value-type="float">
            <text:p>25.63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05-04-13 17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24152" calcext:value-type="float">
            <text:p>27.12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05-03-14 19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57352" calcext:value-type="float">
            <text:p>26.05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05-02-15 16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92504" calcext:value-type="float">
            <text:p>26.89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05-01-12 15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24992" calcext:value-type="float">
            <text:p>26.22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04-12-16 13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462" calcext:value-type="float">
            <text:p>26.74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04-11-15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25776" calcext:value-type="float">
            <text:p>27.92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04-10-1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88088" calcext:value-type="float">
            <text:p>25.08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04-09-16 12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318" calcext:value-type="float">
            <text:p>25.83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04-08-16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46072" calcext:value-type="float">
            <text:p>27.24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04-07-15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558" calcext:value-type="float">
            <text:p>27.35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04-06-18 18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4516" calcext:value-type="float">
            <text:p>26.0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04-05-17 21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3244" calcext:value-type="float">
            <text:p>23.33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04-04-12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0008" calcext:value-type="float">
            <text:p>23.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04-02-16 20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25136" calcext:value-type="float">
            <text:p>30.42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04-01-14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92904" calcext:value-type="float">
            <text:p>30.09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03-12-12 15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6336" calcext:value-type="float">
            <text:p>28.59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03-11-13 15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9232" calcext:value-type="float">
            <text:p>29.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03-10-14 15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83176" calcext:value-type="float">
            <text:p>29.98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03-09-17 18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86224" calcext:value-type="float">
            <text:p>29.98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03-08-13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22672" calcext:value-type="float">
            <text:p>30.52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03-07-1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99784" calcext:value-type="float">
            <text:p>31.79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03-06-17 19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49776" calcext:value-type="float">
            <text:p>29.44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03-05-20 17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91864" calcext:value-type="float">
            <text:p>29.39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03-04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74544" calcext:value-type="float">
            <text:p>27.97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03-03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33296" calcext:value-type="float">
            <text:p>27.13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03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96008" calcext:value-type="float">
            <text:p>27.49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03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28624" calcext:value-type="float">
            <text:p>26.32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02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29664" calcext:value-type="float">
            <text:p>27.02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02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896" calcext:value-type="float">
            <text:p>31.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02-10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516" calcext:value-type="float">
            <text:p>31.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02-09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3744" calcext:value-type="float">
            <text:p>33.00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02-08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3092" calcext:value-type="float">
            <text:p>34.03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02-07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8332" calcext:value-type="float">
            <text:p>34.18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02-06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2028" calcext:value-type="float">
            <text:p>32.72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02-05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94272" calcext:value-type="float">
            <text:p>31.89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02-04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562" calcext:value-type="float">
            <text:p>30.55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02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28312" calcext:value-type="float">
            <text:p>29.92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02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69888" calcext:value-type="float">
            <text:p>31.86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02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0484" calcext:value-type="float">
            <text:p>31.10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01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12688" calcext:value-type="float">
            <text:p>31.41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01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41872" calcext:value-type="float">
            <text:p>31.74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01-10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54448" calcext:value-type="float">
            <text:p>30.25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01-09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7728" calcext:value-type="float">
            <text:p>31.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01-08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418" calcext:value-type="float">
            <text:p>29.64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01-07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50232" calcext:value-type="float">
            <text:p>30.05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01-06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36288" calcext:value-type="float">
            <text:p>29.73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01-05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5808" calcext:value-type="float">
            <text:p>30.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01-04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15792" calcext:value-type="float">
            <text:p>28.81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01-03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4368" calcext:value-type="float">
            <text:p>29.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01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3408" calcext:value-type="float">
            <text:p>28.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01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7604" calcext:value-type="float">
            <text:p>29.27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00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14368" calcext:value-type="float">
            <text:p>29.61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00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95624" calcext:value-type="float">
            <text:p>28.99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00-10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51456" calcext:value-type="float">
            <text:p>27.65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00-09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10608" calcext:value-type="float">
            <text:p>30.01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00-08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08016" calcext:value-type="float">
            <text:p>30.60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00-07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706" calcext:value-type="float">
            <text:p>31.47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00-06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8772" calcext:value-type="float">
            <text:p>31.28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00-05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96992" calcext:value-type="float">
            <text:p>30.79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00-04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05808" calcext:value-type="float">
            <text:p>29.70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00-03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56" calcext:value-type="float">
            <text:p>28.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00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7228" calcext:value-type="float">
            <text:p>29.67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00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3512" calcext:value-type="float">
            <text:p>29.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2000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2364" calcext:value-type="float">
            <text:p>29.12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1999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45432" calcext:value-type="float">
            <text:p>29.74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1999-1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65928" calcext:value-type="float">
            <text:p>30.66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1999-09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62168" calcext:value-type="float">
            <text:p>31.06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1999-08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11264" calcext:value-type="float">
            <text:p>32.21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1999-08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31176" calcext:value-type="float">
            <text:p>33.03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1999-07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09256" calcext:value-type="float">
            <text:p>32.90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1999-06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05168" calcext:value-type="float">
            <text:p>32.20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1999-05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92192" calcext:value-type="float">
            <text:p>30.49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1999-04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05808" calcext:value-type="float">
            <text:p>29.70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1999-04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12488" calcext:value-type="float">
            <text:p>29.81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1999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48936" calcext:value-type="float">
            <text:p>30.34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1999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13072" calcext:value-type="float">
            <text:p>29.91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1999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7228" calcext:value-type="float">
            <text:p>29.67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1998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25264" calcext:value-type="float">
            <text:p>29.92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1998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2488" calcext:value-type="float">
            <text:p>31.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1998-10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92392" calcext:value-type="float">
            <text:p>32.09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1998-09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27672" calcext:value-type="float">
            <text:p>32.42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1998-07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11264" calcext:value-type="float">
            <text:p>32.21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1998-07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74816" calcext:value-type="float">
            <text:p>31.67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1998-06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00168" calcext:value-type="float">
            <text:p>30.30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1998-05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74416" calcext:value-type="float">
            <text:p>28.47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1998-04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45104" calcext:value-type="float">
            <text:p>28.64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1998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5036" calcext:value-type="float">
            <text:p>29.55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1998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89656" calcext:value-type="float">
            <text:p>28.48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1998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05352" calcext:value-type="float">
            <text:p>29.10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1997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6584" calcext:value-type="float">
            <text:p>29.05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1997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04512" calcext:value-type="float">
            <text:p>30.00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1997-09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81168" calcext:value-type="float">
            <text:p>30.68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1997-09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15152" calcext:value-type="float">
            <text:p>31.31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1997-07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7164" calcext:value-type="float">
            <text:p>32.17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1997-06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42" calcext:value-type="float">
            <text:p>31.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1997-06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69688" calcext:value-type="float">
            <text:p>30.26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1997-05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69944" calcext:value-type="float">
            <text:p>29.26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1997-03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4368" calcext:value-type="float">
            <text:p>29.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1997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9608" calcext:value-type="float">
            <text:p>29.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1997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34992" calcext:value-type="float">
            <text:p>30.03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1997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26232" calcext:value-type="float">
            <text:p>28.52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1996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55416" calcext:value-type="float">
            <text:p>28.85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1996-10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28512" calcext:value-type="float">
            <text:p>31.52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1996-10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38952" calcext:value-type="float">
            <text:p>31.23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1996-08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08728" calcext:value-type="float">
            <text:p>30.20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1996-08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82464" calcext:value-type="float">
            <text:p>30.38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1996-07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11904" calcext:value-type="float">
            <text:p>29.71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1996-06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14752" calcext:value-type="float">
            <text:p>28.11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1996-04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15792" calcext:value-type="float">
            <text:p>28.81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1996-03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05352" calcext:value-type="float">
            <text:p>29.10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1996-0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60672" calcext:value-type="float">
            <text:p>29.76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1996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92064" calcext:value-type="float">
            <text:p>30.99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1996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95496" calcext:value-type="float">
            <text:p>29.49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1976-05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5952" calcext:value-type="float">
            <text:p>34.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1976-05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424" calcext:value-type="float">
            <text:p>34.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1976-05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1568" calcext:value-type="float">
            <text:p>34.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1976-05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28" calcext:value-type="float">
            <text:p>33.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1976-05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3656" calcext:value-type="float">
            <text:p>33.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1976-04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5848" calcext:value-type="float">
            <text:p>33.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1976-04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2696" calcext:value-type="float">
            <text:p>32.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1976-04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1464" calcext:value-type="float">
            <text:p>33.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1976-04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3176" calcext:value-type="float">
            <text:p>33.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1976-04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0128" calcext:value-type="float">
            <text:p>33.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1976-04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564" calcext:value-type="float">
            <text:p>32.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1976-03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3552" calcext:value-type="float">
            <text:p>32.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1976-03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0504" calcext:value-type="float">
            <text:p>32.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1976-03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2696" calcext:value-type="float">
            <text:p>32.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1976-03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516" calcext:value-type="float">
            <text:p>31.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1976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68" calcext:value-type="float">
            <text:p>31.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1976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3344" calcext:value-type="float">
            <text:p>31.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1976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5432" calcext:value-type="float">
            <text:p>30.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1976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372" calcext:value-type="float">
            <text:p>30.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1976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2384" calcext:value-type="float">
            <text:p>30.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1976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2864" calcext:value-type="float">
            <text:p>31.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1976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8792" calcext:value-type="float">
            <text:p>32.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1976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5264" calcext:value-type="float">
            <text:p>32.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1976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3824" calcext:value-type="float">
            <text:p>31.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1975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4304" calcext:value-type="float">
            <text:p>31.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1975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8688" calcext:value-type="float">
            <text:p>32.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1975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3928" calcext:value-type="float">
            <text:p>32.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1975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8792" calcext:value-type="float">
            <text:p>32.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1975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3656" calcext:value-type="float">
            <text:p>33.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1975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852" calcext:value-type="float">
            <text:p>33.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1975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5848" calcext:value-type="float">
            <text:p>33.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1975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7664" calcext:value-type="float">
            <text:p>34.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1975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376" calcext:value-type="float">
            <text:p>34.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1975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1568" calcext:value-type="float">
            <text:p>34.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1975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6704" calcext:value-type="float">
            <text:p>33.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1975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9752" calcext:value-type="float">
            <text:p>33.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1975-10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1088" calcext:value-type="float">
            <text:p>33.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1975-10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7184" calcext:value-type="float">
            <text:p>33.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1975-10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4136" calcext:value-type="float">
            <text:p>33.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1975-10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9376" calcext:value-type="float">
            <text:p>33.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1975-10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4616" calcext:value-type="float">
            <text:p>34.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1975-10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4616" calcext:value-type="float">
            <text:p>34.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1975-09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9856" calcext:value-type="float">
            <text:p>34.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1975-09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6808" calcext:value-type="float">
            <text:p>34.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1975-09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2904" calcext:value-type="float">
            <text:p>34.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1975-09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0712" calcext:value-type="float">
            <text:p>34.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1975-09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6432" calcext:value-type="float">
            <text:p>34.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1975-09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948" calcext:value-type="float">
            <text:p>34.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1975-08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7288" calcext:value-type="float">
            <text:p>34.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1975-08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424" calcext:value-type="float">
            <text:p>34.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1975-08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948" calcext:value-type="float">
            <text:p>34.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1975-08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3384" calcext:value-type="float">
            <text:p>34.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1975-08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5952" calcext:value-type="float">
            <text:p>34.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1975-08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1192" calcext:value-type="float">
            <text:p>34.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1975-07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2528" calcext:value-type="float">
            <text:p>34.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1975-07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5952" calcext:value-type="float">
            <text:p>34.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1975-07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9376" calcext:value-type="float">
            <text:p>33.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1975-07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7664" calcext:value-type="float">
            <text:p>34.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1975-07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5952" calcext:value-type="float">
            <text:p>34.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1975-07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5472" calcext:value-type="float">
            <text:p>33.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1975-06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9856" calcext:value-type="float">
            <text:p>34.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1975-06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424" calcext:value-type="float">
            <text:p>34.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1975-06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948" calcext:value-type="float">
            <text:p>34.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1975-06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5096" calcext:value-type="float">
            <text:p>34.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1975-06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7664" calcext:value-type="float">
            <text:p>34.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1975-06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376" calcext:value-type="float">
            <text:p>34.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1975-05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3656" calcext:value-type="float">
            <text:p>33.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1975-05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6224" calcext:value-type="float">
            <text:p>33.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1975-05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5368" calcext:value-type="float">
            <text:p>33.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1975-05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6224" calcext:value-type="float">
            <text:p>33.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1975-05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7936" calcext:value-type="float">
            <text:p>32.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1975-05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088" calcext:value-type="float">
            <text:p>32.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1975-04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08" calcext:value-type="float">
            <text:p>33.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1975-04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4616" calcext:value-type="float">
            <text:p>34.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1975-04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328" calcext:value-type="float">
            <text:p>33.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1975-04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852" calcext:value-type="float">
            <text:p>33.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1975-04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5952" calcext:value-type="float">
            <text:p>34.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1975-04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7184" calcext:value-type="float">
            <text:p>33.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1975-03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4888" calcext:value-type="float">
            <text:p>32.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1975-03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328" calcext:value-type="float">
            <text:p>33.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1975-03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7664" calcext:value-type="float">
            <text:p>34.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1975-03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0232" calcext:value-type="float">
            <text:p>33.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1975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9752" calcext:value-type="float">
            <text:p>33.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1975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2904" calcext:value-type="float">
            <text:p>34.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1975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1672" calcext:value-type="float">
            <text:p>34.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1975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376" calcext:value-type="float">
            <text:p>34.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1975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6912" calcext:value-type="float">
            <text:p>34.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1975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996" calcext:value-type="float">
            <text:p>34.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1975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6432" calcext:value-type="float">
            <text:p>34.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1975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5576" calcext:value-type="float">
            <text:p>34.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1975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8248" calcext:value-type="float">
            <text:p>35.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1975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472" calcext:value-type="float">
            <text:p>34.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1975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8144" calcext:value-type="float">
            <text:p>34.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1975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8144" calcext:value-type="float">
            <text:p>34.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1975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9752" calcext:value-type="float">
            <text:p>33.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1974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232" calcext:value-type="float">
            <text:p>33.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1974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28" calcext:value-type="float">
            <text:p>33.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1974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4448" calcext:value-type="float">
            <text:p>35.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1974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1296" calcext:value-type="float">
            <text:p>35.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1974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996" calcext:value-type="float">
            <text:p>34.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1974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52" calcext:value-type="float">
            <text:p>35.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1974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2528" calcext:value-type="float">
            <text:p>34.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1974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3488" calcext:value-type="float">
            <text:p>35.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1974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0544" calcext:value-type="float">
            <text:p>35.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1974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1024" calcext:value-type="float">
            <text:p>36.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1974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8728" calcext:value-type="float">
            <text:p>35.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1974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2256" calcext:value-type="float">
            <text:p>35.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1974-10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7016" calcext:value-type="float">
            <text:p>35.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1974-10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3216" calcext:value-type="float">
            <text:p>36.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1974-10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664" calcext:value-type="float">
            <text:p>35.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1974-10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3592" calcext:value-type="float">
            <text:p>35.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1974-10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236" calcext:value-type="float">
            <text:p>36.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1974-10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9312" calcext:value-type="float">
            <text:p>36.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1974-10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188" calcext:value-type="float">
            <text:p>36.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1974-09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8832" calcext:value-type="float">
            <text:p>36.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1974-08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0648" calcext:value-type="float">
            <text:p>36.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1974-08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2736" calcext:value-type="float">
            <text:p>36.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1974-08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0648" calcext:value-type="float">
            <text:p>36.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1974-08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4656" calcext:value-type="float">
            <text:p>37.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1974-08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8184" calcext:value-type="float">
            <text:p>37.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1974-08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856" calcext:value-type="float">
            <text:p>37.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1974-07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904" calcext:value-type="float">
            <text:p>37.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1974-07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5408" calcext:value-type="float">
            <text:p>36.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1974-07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2736" calcext:value-type="float">
            <text:p>36.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1974-07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3864" calcext:value-type="float">
            <text:p>34.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1974-07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1776" calcext:value-type="float">
            <text:p>35.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1974-07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3592" calcext:value-type="float">
            <text:p>35.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1974-06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8832" calcext:value-type="float">
            <text:p>36.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1974-06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9792" calcext:value-type="float">
            <text:p>36.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1974-06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2944" calcext:value-type="float">
            <text:p>37.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1974-06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6368" calcext:value-type="float">
            <text:p>37.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1974-06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236" calcext:value-type="float">
            <text:p>36.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1974-06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1984" calcext:value-type="float">
            <text:p>36.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1974-05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6264" calcext:value-type="float">
            <text:p>36.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1974-05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0064" calcext:value-type="float">
            <text:p>35.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1974-05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7016" calcext:value-type="float">
            <text:p>35.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1974-05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6368" calcext:value-type="float">
            <text:p>37.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1974-05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4656" calcext:value-type="float">
            <text:p>37.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1974-05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188" calcext:value-type="float">
            <text:p>36.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1974-04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6264" calcext:value-type="float">
            <text:p>36.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1974-04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808" calcext:value-type="float">
            <text:p>36.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1974-04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284" calcext:value-type="float">
            <text:p>36.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1974-04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044" calcext:value-type="float">
            <text:p>35.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1974-04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5032" calcext:value-type="float">
            <text:p>36.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1974-04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6472" calcext:value-type="float">
            <text:p>37.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1974-03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4448" calcext:value-type="float">
            <text:p>35.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1974-03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712" calcext:value-type="float">
            <text:p>36.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1974-03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1984" calcext:value-type="float">
            <text:p>36.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1974-03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7224" calcext:value-type="float">
            <text:p>36.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1974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2736" calcext:value-type="float">
            <text:p>36.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1974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236" calcext:value-type="float">
            <text:p>36.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1974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6264" calcext:value-type="float">
            <text:p>36.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1974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568" calcext:value-type="float">
            <text:p>35.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1974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3696" calcext:value-type="float">
            <text:p>36.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1974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236" calcext:value-type="float">
            <text:p>36.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1974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7976" calcext:value-type="float">
            <text:p>36.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1974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7976" calcext:value-type="float">
            <text:p>36.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1974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8456" calcext:value-type="float">
            <text:p>36.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1974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4552" calcext:value-type="float">
            <text:p>36.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1974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472" calcext:value-type="float">
            <text:p>34.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1974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3008" calcext:value-type="float">
            <text:p>34.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1974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1504" calcext:value-type="float">
            <text:p>36.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1974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8352" calcext:value-type="float">
            <text:p>35.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1973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996" calcext:value-type="float">
            <text:p>34.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1973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2152" calcext:value-type="float">
            <text:p>35.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1973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5136" calcext:value-type="float">
            <text:p>37.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1973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38" calcext:value-type="float">
            <text:p>37.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1973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6744" calcext:value-type="float">
            <text:p>36.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1973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332" calcext:value-type="float">
            <text:p>37.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1973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4656" calcext:value-type="float">
            <text:p>37.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1973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9584" calcext:value-type="float">
            <text:p>35.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1973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332" calcext:value-type="float">
            <text:p>37.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1973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38" calcext:value-type="float">
            <text:p>37.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1973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0272" calcext:value-type="float">
            <text:p>37.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1973-10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" calcext:value-type="float">
            <text:p>38.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1973-10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4384" calcext:value-type="float">
            <text:p>38.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1973-10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1816" calcext:value-type="float">
            <text:p>38.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1973-10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2944" calcext:value-type="float">
            <text:p>37.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1973-10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8872" calcext:value-type="float">
            <text:p>39.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1973-10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24" calcext:value-type="float">
            <text:p>39.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1973-09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4008" calcext:value-type="float">
            <text:p>38.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1973-09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096" calcext:value-type="float">
            <text:p>38.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1973-09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3152" calcext:value-type="float">
            <text:p>38.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1973-09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9624" calcext:value-type="float">
            <text:p>38.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1973-09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3048" calcext:value-type="float">
            <text:p>38.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1973-09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572" calcext:value-type="float">
            <text:p>38.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1973-08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8872" calcext:value-type="float">
            <text:p>39.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1973-08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6096" calcext:value-type="float">
            <text:p>38.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1973-08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524" calcext:value-type="float">
            <text:p>38.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1973-08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9728" calcext:value-type="float">
            <text:p>39.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1973-08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5824" calcext:value-type="float">
            <text:p>39.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1973-08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048" calcext:value-type="float">
            <text:p>38.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1973-07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144" calcext:value-type="float">
            <text:p>39.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1973-07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4384" calcext:value-type="float">
            <text:p>38.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1973-07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2192" calcext:value-type="float">
            <text:p>38.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1973-07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7704" calcext:value-type="float">
            <text:p>37.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1973-07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6472" calcext:value-type="float">
            <text:p>37.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1973-07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6096" calcext:value-type="float">
            <text:p>38.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1973-06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4008" calcext:value-type="float">
            <text:p>38.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1973-06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3632" calcext:value-type="float">
            <text:p>39.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1973-06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5448" calcext:value-type="float">
            <text:p>39.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1973-06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288" calcext:value-type="float">
            <text:p>39.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1973-06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7056" calcext:value-type="float">
            <text:p>38.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1973-06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0104" calcext:value-type="float">
            <text:p>38.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1973-05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1712" calcext:value-type="float">
            <text:p>37.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1973-05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6576" calcext:value-type="float">
            <text:p>38.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1973-05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6848" calcext:value-type="float">
            <text:p>37.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1973-05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6096" calcext:value-type="float">
            <text:p>38.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1973-05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572" calcext:value-type="float">
            <text:p>38.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1973-05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6952" calcext:value-type="float">
            <text:p>38.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1973-04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1608" calcext:value-type="float">
            <text:p>37.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1973-04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9896" calcext:value-type="float">
            <text:p>37.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1973-04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2088" calcext:value-type="float">
            <text:p>37.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1973-03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0168" calcext:value-type="float">
            <text:p>36.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1973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3696" calcext:value-type="float">
            <text:p>36.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1973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664" calcext:value-type="float">
            <text:p>35.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1973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8936" calcext:value-type="float">
            <text:p>36.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1973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0816" calcext:value-type="float">
            <text:p>34.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1973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6912" calcext:value-type="float">
            <text:p>34.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1973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3968" calcext:value-type="float">
            <text:p>35.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1973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8352" calcext:value-type="float">
            <text:p>35.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1973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1672" calcext:value-type="float">
            <text:p>34.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1973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4344" calcext:value-type="float">
            <text:p>35.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1973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092" calcext:value-type="float">
            <text:p>35.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1973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568" calcext:value-type="float">
            <text:p>35.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1973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328" calcext:value-type="float">
            <text:p>33.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1973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6432" calcext:value-type="float">
            <text:p>34.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1973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8144" calcext:value-type="float">
            <text:p>34.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1972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1088" calcext:value-type="float">
            <text:p>33.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1972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7664" calcext:value-type="float">
            <text:p>34.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1972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7872" calcext:value-type="float">
            <text:p>35.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1972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8352" calcext:value-type="float">
            <text:p>35.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1972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3008" calcext:value-type="float">
            <text:p>34.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1972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6536" calcext:value-type="float">
            <text:p>35.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1972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3008" calcext:value-type="float">
            <text:p>34.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1972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3384" calcext:value-type="float">
            <text:p>34.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1972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9584" calcext:value-type="float">
            <text:p>35.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1972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188" calcext:value-type="float">
            <text:p>36.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1972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3696" calcext:value-type="float">
            <text:p>36.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1972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3592" calcext:value-type="float">
            <text:p>35.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1972-10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092" calcext:value-type="float">
            <text:p>35.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1972-10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0272" calcext:value-type="float">
            <text:p>37.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1972-10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904" calcext:value-type="float">
            <text:p>37.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1972-10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38" calcext:value-type="float">
            <text:p>37.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1972-10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0376" calcext:value-type="float">
            <text:p>37.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1972-10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62" calcext:value-type="float">
            <text:p>38.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1972-09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4112" calcext:value-type="float">
            <text:p>39.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1972-09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5344" calcext:value-type="float">
            <text:p>38.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1972-09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0688" calcext:value-type="float">
            <text:p>39.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1972-09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5448" calcext:value-type="float">
            <text:p>39.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1972-09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0584" calcext:value-type="float">
            <text:p>39.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1972-09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8768" calcext:value-type="float">
            <text:p>38.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1972-08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4592" calcext:value-type="float">
            <text:p>39.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1972-08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716" calcext:value-type="float">
            <text:p>39.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1972-08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476" calcext:value-type="float">
            <text:p>37.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1972-08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192" calcext:value-type="float">
            <text:p>39.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1972-08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58496" calcext:value-type="float">
            <text:p>38.2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1964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13768" calcext:value-type="float">
            <text:p>24.81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1963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46568" calcext:value-type="float">
            <text:p>20.54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1962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60968" calcext:value-type="float">
            <text:p>21.46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1961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75368" calcext:value-type="float">
            <text:p>22.37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1960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89768" calcext:value-type="float">
            <text:p>23.28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d14-01</text:p>
          </table:table-cell>
          <table:table-cell office:value-type="string" calcext:value-type="string">
            <text:p>Division St</text:p>
          </table:table-cell>
          <table:table-cell office:value-type="string" calcext:value-type="string">
            <text:p>1959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94568" calcext:value-type="float">
            <text:p>23.59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16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4478" meta:object-count="0"/>
    <meta:user-defined meta:name="AppVersion">3.0</meta:user-defined>
  </office:meta>
</office:document-meta>
</file>